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丸ゴ ProN" svg:font-family="'ヒラギノ丸ゴ ProN'" style:font-family-generic="swiss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  <style:font-face style:name="ヒラギノ角ゴシック1" svg:font-family="ヒラギノ角ゴシック" style:font-family-generic="swiss" style:font-pitch="variable"/>
    <style:font-face style:name="游ゴシック体" svg:font-family="游ゴシック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253cm" fo:min-width="6.691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8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0.459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64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6.35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3.81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6.3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0.73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14.034cm" fo:padding-top="0cm" fo:padding-bottom="0cm" fo:padding-left="0cm" fo:padding-right="0cm"/>
      <style:paragraph-properties style:writing-mode="lr-tb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942cm" fo:min-width="7.89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2.254cm" fo:padding-top="0cm" fo:padding-bottom="0cm" fo:padding-left="0cm" fo:padding-right="0cm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295cm" fo:min-width="4.65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2.81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13.55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3.943cm" fo:padding-top="0cm" fo:padding-bottom="0cm" fo:padding-left="0cm" fo:padding-right="0cm"/>
      <style:paragraph-properties style:writing-mode="lr-tb"/>
    </style:style>
    <style:style style:name="gr16" style:family="graphic">
      <style:graphic-properties style:writing-mode="lr-tb"/>
    </style:style>
    <style:style style:name="gr17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0.56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7.83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14.67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16.96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13.51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9.539cm" fo:padding-top="0cm" fo:padding-bottom="0cm" fo:padding-left="0cm" fo:padding-right="0cm"/>
      <style:paragraph-properties style:writing-mode="lr-tb"/>
    </style:style>
    <style:style style:name="gr24" style:family="graphic" style:parent-style-name="objectwithoutfill">
      <style:graphic-properties draw:stroke="dash" draw:stroke-dash="Dot" svg:stroke-color="#000000" svg:stroke-linecap="butt" draw:fill="none" draw:textarea-vertical-align="middle"/>
    </style:style>
    <style:style style:name="gr2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5.069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907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min-height="5.724cm" fo:min-width="26.874cm" fo:padding-top="0.14cm" fo:padding-bottom="0.14cm" fo:padding-left="0.265cm" fo:padding-right="0.265cm"/>
    </style:style>
    <style:style style:name="gr28" style:family="graphic" style:parent-style-name="standard">
      <style:graphic-properties draw:stroke="none" draw:fill="solid" draw:fill-color="#afd095" draw:textarea-horizontal-align="justify" draw:textarea-vertical-align="middle" draw:auto-grow-height="false" fo:min-height="0.871cm" fo:min-width="0.125cm" draw:shadow="visible" draw:shadow-offset-x="0.1cm" draw:shadow-offset-y="0.1cm" draw:shadow-color="#158466" loext:shadow-blur="0.176cm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253cm" fo:min-width="5.69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svg:stroke-width="0.2cm" svg:stroke-color="#808080" draw:marker-start-width="0.5cm" draw:marker-end-width="0.5cm" draw:fill="none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3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127cm" fo:min-width="5.632cm" fo:padding-top="0cm" fo:padding-bottom="0cm" fo:padding-left="0cm" fo:padding-right="0cm"/>
      <style:paragraph-properties style:writing-mode="lr-tb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6.195cm" fo:padding-top="0cm" fo:padding-bottom="0cm" fo:padding-left="0cm" fo:padding-right="0cm"/>
      <style:paragraph-properties style:writing-mode="lr-tb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3.38cm" fo:padding-top="0cm" fo:padding-bottom="0cm" fo:padding-left="0cm" fo:padding-right="0cm"/>
      <style:paragraph-properties style:writing-mode="lr-tb"/>
    </style:style>
    <style:style style:name="gr3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6.737cm" fo:padding-top="0cm" fo:padding-bottom="0cm" fo:padding-left="0cm" fo:padding-right="0cm"/>
      <style:paragraph-properties style:writing-mode="lr-tb"/>
    </style:style>
    <style:style style:name="gr3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69cm" fo:min-width="4.879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min-height="5.439cm" fo:min-width="6.789cm" fo:padding-top="0.14cm" fo:padding-bottom="0.14cm" fo:padding-left="0.265cm" fo:padding-right="0.265cm"/>
    </style:style>
    <style:style style:name="gr37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min-height="2.516cm" fo:min-width="6.865cm" fo:padding-top="0.14cm" fo:padding-bottom="0.14cm" fo:padding-left="0.265cm" fo:padding-right="0.265cm"/>
    </style:style>
    <style:style style:name="gr38" style:family="graphic" style:parent-style-name="standard">
      <style:graphic-properties svg:stroke-width="0.03cm" svg:stroke-color="#c9211e" draw:marker-start-width="0.245cm" draw:marker-end-width="0.245cm" draw:fill="none" draw:textarea-horizontal-align="justify" draw:textarea-vertical-align="middle" draw:auto-grow-height="false" fo:min-height="10.319cm" fo:min-width="7.57cm" fo:padding-top="0.14cm" fo:padding-bottom="0.14cm" fo:padding-left="0.265cm" fo:padding-right="0.265cm" style:writing-mode="lr-tb"/>
      <style:paragraph-properties style:writing-mode="lr-tb"/>
    </style:style>
    <style:style style:name="gr39" style:family="graphic" style:parent-style-name="standard">
      <style:graphic-properties svg:stroke-width="0.07cm" svg:stroke-color="#c9211e" draw:marker-start-width="0.305cm" draw:marker-end-width="0.305cm" draw:fill="none" draw:textarea-horizontal-align="justify" draw:textarea-vertical-align="middle" draw:auto-grow-height="false" fo:min-height="10.241cm" fo:min-width="8.391cm" fo:padding-top="0.16cm" fo:padding-bottom="0.16cm" fo:padding-left="0.285cm" fo:padding-right="0.285cm" style:writing-mode="lr-tb"/>
      <style:paragraph-properties style:writing-mode="lr-tb"/>
    </style:style>
    <style:style style:name="gr4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5.226cm" fo:padding-top="0cm" fo:padding-bottom="0cm" fo:padding-left="0cm" fo:padding-right="0cm"/>
      <style:paragraph-properties style:writing-mode="lr-tb"/>
    </style:style>
    <style:style style:name="gr4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2.817cm" fo:padding-top="0cm" fo:padding-bottom="0cm" fo:padding-left="0cm" fo:padding-right="0cm"/>
      <style:paragraph-properties style:writing-mode="lr-tb"/>
    </style:style>
    <style:style style:name="gr4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69cm" fo:min-width="7.046cm" fo:padding-top="0cm" fo:padding-bottom="0cm" fo:padding-left="0cm" fo:padding-right="0cm"/>
      <style:paragraph-properties style:writing-mode="lr-tb"/>
    </style:style>
    <style:style style:name="gr4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127cm" fo:min-width="6.716cm" fo:padding-top="0cm" fo:padding-bottom="0cm" fo:padding-left="0cm" fo:padding-right="0cm"/>
      <style:paragraph-properties style:writing-mode="lr-tb"/>
    </style:style>
    <style:style style:name="gr4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99cm" fo:min-width="8.244cm" fo:padding-top="0cm" fo:padding-bottom="0cm" fo:padding-left="0cm" fo:padding-right="0cm"/>
      <style:paragraph-properties style:writing-mode="lr-tb"/>
    </style:style>
    <style:style style:name="gr4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3.38cm" fo:padding-top="0cm" fo:padding-bottom="0cm" fo:padding-left="0cm" fo:padding-right="0cm"/>
      <style:paragraph-properties style:writing-mode="lr-tb"/>
    </style:style>
    <style:style style:name="gr4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1.691cm" fo:padding-top="0cm" fo:padding-bottom="0cm" fo:padding-left="0cm" fo:padding-right="0cm"/>
      <style:paragraph-properties style:writing-mode="lr-tb"/>
    </style:style>
    <style:style style:name="gr4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6.14cm" fo:padding-top="0cm" fo:padding-bottom="0cm" fo:padding-left="0cm" fo:padding-right="0cm"/>
      <style:paragraph-properties style:writing-mode="lr-tb"/>
    </style:style>
    <style:style style:name="gr4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5.632cm" fo:padding-top="0cm" fo:padding-bottom="0cm" fo:padding-left="0cm" fo:padding-right="0cm"/>
      <style:paragraph-properties style:writing-mode="lr-tb"/>
    </style:style>
    <style:style style:name="gr4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816cm" fo:min-width="6.368cm" fo:padding-top="0cm" fo:padding-bottom="0cm" fo:padding-left="0cm" fo:padding-right="0cm"/>
      <style:paragraph-properties style:writing-mode="lr-tb"/>
    </style:style>
    <style:style style:name="gr5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127cm" fo:min-width="5.632cm" fo:padding-top="0cm" fo:padding-bottom="0cm" fo:padding-left="0cm" fo:padding-right="0cm"/>
      <style:paragraph-properties style:writing-mode="lr-tb"/>
    </style:style>
    <style:style style:name="gr5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6.195cm" fo:padding-top="0cm" fo:padding-bottom="0cm" fo:padding-left="0cm" fo:padding-right="0cm"/>
      <style:paragraph-properties style:writing-mode="lr-tb"/>
    </style:style>
    <style:style style:name="gr5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69cm" fo:min-width="7.321cm" fo:padding-top="0cm" fo:padding-bottom="0cm" fo:padding-left="0cm" fo:padding-right="0cm"/>
      <style:paragraph-properties style:writing-mode="lr-tb"/>
    </style:style>
    <style:style style:name="gr5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3.38cm" fo:padding-top="0cm" fo:padding-bottom="0cm" fo:padding-left="0cm" fo:padding-right="0cm"/>
      <style:paragraph-properties style:writing-mode="lr-tb"/>
    </style:style>
    <style:style style:name="gr5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3.38cm" fo:padding-top="0cm" fo:padding-bottom="0cm" fo:padding-left="0cm" fo:padding-right="0cm"/>
      <style:paragraph-properties style:writing-mode="lr-tb"/>
    </style:style>
    <style:style style:name="gr5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2.254cm" fo:padding-top="0cm" fo:padding-bottom="0cm" fo:padding-left="0cm" fo:padding-right="0cm"/>
      <style:paragraph-properties style:writing-mode="lr-tb"/>
    </style:style>
    <style:style style:name="gr5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4.506cm" fo:padding-top="0cm" fo:padding-bottom="0cm" fo:padding-left="0cm" fo:padding-right="0cm"/>
      <style:paragraph-properties style:writing-mode="lr-tb"/>
    </style:style>
    <style:style style:name="gr5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7.321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542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5.632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3.359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596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4.506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5.611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3.91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3.342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3.38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svg:stroke-width="0.03cm" svg:stroke-color="#c9211e" draw:marker-start-width="0.245cm" draw:marker-end-width="0.245cm" draw:fill="none" draw:textarea-horizontal-align="justify" draw:textarea-vertical-align="middle" draw:auto-grow-height="false" fo:min-height="10.928cm" fo:min-width="26.777cm" fo:padding-top="0.14cm" fo:padding-bottom="0.14cm" fo:padding-left="0.265cm" fo:padding-right="0.265cm"/>
    </style:style>
    <style:style style:name="gr68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min-height="6.934cm" fo:min-width="26.886cm" fo:padding-top="0.14cm" fo:padding-bottom="0.14cm" fo:padding-left="0.265cm" fo:padding-right="0.265cm"/>
    </style:style>
    <style:style style:name="gr6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3.38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svg:stroke-color="#000000" draw:fill="none" draw:textarea-horizontal-align="justify" draw:textarea-vertical-align="middle" draw:auto-grow-height="false" fo:min-height="4.15cm" fo:min-width="9.1cm"/>
    </style:style>
    <style:style style:name="gr7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3.38cm" fo:padding-top="0cm" fo:padding-bottom="0cm" fo:padding-left="0cm" fo:padding-right="0cm"/>
      <style:paragraph-properties style:writing-mode="lr-tb"/>
    </style:style>
    <style:style style:name="gr7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3.38cm" fo:padding-top="0cm" fo:padding-bottom="0cm" fo:padding-left="0cm" fo:padding-right="0cm"/>
      <style:paragraph-properties style:writing-mode="lr-tb"/>
    </style:style>
    <style:style style:name="gr73" style:family="graphic" style:parent-style-name="objectwithoutfill">
      <style:graphic-properties svg:stroke-width="0.04cm" svg:stroke-color="#000000" draw:marker-start-width="0.26cm" draw:marker-end-width="0.26cm" draw:fill="none" draw:textarea-vertical-align="middle" fo:padding-top="0.145cm" fo:padding-bottom="0.145cm" fo:padding-left="0.27cm" fo:padding-right="0.27cm"/>
    </style:style>
    <style:style style:name="gr74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75" style:family="graphic" style:parent-style-name="objectwithoutfill">
      <style:graphic-properties draw:stroke="dash" draw:stroke-dash="Dot" svg:stroke-width="0.02cm" svg:stroke-color="#808080" draw:marker-start-width="0.23cm" draw:marker-end-width="0.23cm" svg:stroke-linecap="butt" draw:fill="none" draw:textarea-vertical-align="middle" fo:padding-top="0.135cm" fo:padding-bottom="0.135cm" fo:padding-left="0.26cm" fo:padding-right="0.26cm"/>
    </style:style>
    <style:style style:name="gr7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7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3.38cm" fo:padding-top="0cm" fo:padding-bottom="0cm" fo:padding-left="0cm" fo:padding-right="0cm"/>
      <style:paragraph-properties style:writing-mode="lr-tb"/>
    </style:style>
    <style:style style:name="gr7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3.38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svg:stroke-color="#000000" draw:fill="none" draw:textarea-horizontal-align="justify" draw:textarea-vertical-align="middle" draw:auto-grow-height="false" fo:min-height="3.75cm" fo:min-width="14.7cm"/>
    </style:style>
    <style:style style:name="gr8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3.882cm" fo:padding-top="0cm" fo:padding-bottom="0cm" fo:padding-left="0cm" fo:padding-right="0cm"/>
      <style:paragraph-properties style:writing-mode="lr-tb"/>
    </style:style>
    <style:style style:name="gr8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69cm" fo:min-width="5.069cm" fo:padding-top="0cm" fo:padding-bottom="0cm" fo:padding-left="0cm" fo:padding-right="0cm"/>
      <style:paragraph-properties style:writing-mode="lr-tb"/>
    </style:style>
    <style:style style:name="gr8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3.38cm" fo:padding-top="0cm" fo:padding-bottom="0cm" fo:padding-left="0cm" fo:padding-right="0cm"/>
      <style:paragraph-properties style:writing-mode="lr-tb"/>
    </style:style>
    <style:style style:name="gr8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69cm" fo:min-width="4.231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svg:stroke-color="#000000" draw:fill-color="#808080" draw:textarea-horizontal-align="justify" draw:textarea-vertical-align="middle" draw:auto-grow-height="false" fo:min-height="0cm" fo:min-width="0cm"/>
    </style:style>
    <style:style style:name="gr85" style:family="graphic" style:parent-style-name="standard">
      <style:graphic-properties svg:stroke-color="#000000" draw:fill="none" draw:textarea-horizontal-align="justify" draw:textarea-vertical-align="middle" draw:auto-grow-height="false" fo:min-height="4.35cm" fo:min-width="9.1cm"/>
    </style:style>
    <style:style style:name="gr8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2.582cm" fo:padding-top="0cm" fo:padding-bottom="0cm" fo:padding-left="0cm" fo:padding-right="0cm"/>
      <style:paragraph-properties style:writing-mode="lr-tb"/>
    </style:style>
    <style:style style:name="gr8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2.582cm" fo:padding-top="0cm" fo:padding-bottom="0cm" fo:padding-left="0cm" fo:padding-right="0cm"/>
      <style:paragraph-properties style:writing-mode="lr-tb"/>
    </style:style>
    <style:style style:name="gr8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3.38cm" fo:padding-top="0cm" fo:padding-bottom="0cm" fo:padding-left="0cm" fo:padding-right="0cm"/>
      <style:paragraph-properties style:writing-mode="lr-tb"/>
    </style:style>
    <style:style style:name="gr8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3.38cm" fo:padding-top="0cm" fo:padding-bottom="0cm" fo:padding-left="0cm" fo:padding-right="0cm"/>
      <style:paragraph-properties style:writing-mode="lr-tb"/>
    </style:style>
    <style:style style:name="gr9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3.38cm" fo:padding-top="0cm" fo:padding-bottom="0cm" fo:padding-left="0cm" fo:padding-right="0cm"/>
      <style:paragraph-properties style:writing-mode="lr-tb"/>
    </style:style>
    <style:style style:name="gr9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1.681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-color="#c9211e" draw:textarea-horizontal-align="justify" draw:textarea-vertical-align="middle" draw:auto-grow-height="false" fo:min-height="0cm" fo:min-width="0cm"/>
    </style:style>
    <style:style style:name="gr93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3.9cm"/>
    </style:style>
    <style:style style:name="gr94" style:family="graphic" style:parent-style-name="objectwithoutfill">
      <style:graphic-properties svg:stroke-color="#000000" draw:fill="none" draw:textarea-vertical-align="middle"/>
    </style:style>
    <style:style style:name="gr95" style:family="graphic" style:parent-style-name="standard">
      <style:graphic-properties svg:stroke-width="0.05cm" svg:stroke-color="#2a6099" draw:marker-start-width="0.275cm" draw:marker-end-width="0.275cm" draw:fill="none" draw:textarea-horizontal-align="justify" draw:textarea-vertical-align="middle" draw:auto-grow-height="false" fo:min-height="0.95cm" fo:min-width="0cm" fo:padding-top="0.15cm" fo:padding-bottom="0.15cm" fo:padding-left="0.275cm" fo:padding-right="0.275cm"/>
    </style:style>
    <style:style style:name="gr96" style:family="graphic" style:parent-style-name="objectwithoutfill">
      <style:graphic-properties svg:stroke-width="0.03cm" svg:stroke-color="#2a6099" draw:marker-start-width="0.245cm" draw:marker-end="Arrowheads_20_1" draw:marker-end-width="0.245cm" draw:fill="none" draw:textarea-vertical-align="middle" fo:padding-top="0.14cm" fo:padding-bottom="0.14cm" fo:padding-left="0.265cm" fo:padding-right="0.265cm"/>
    </style:style>
    <style:style style:name="gr9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1.681cm" fo:padding-top="0cm" fo:padding-bottom="0cm" fo:padding-left="0cm" fo:padding-right="0cm"/>
      <style:paragraph-properties style:writing-mode="lr-tb"/>
    </style:style>
    <style:style style:name="gr98" style:family="graphic" style:parent-style-name="objectwithoutfill">
      <style:graphic-properties svg:stroke-width="0.03cm" svg:stroke-color="#c9211e" draw:marker-start-width="0.245cm" draw:marker-end="Arrowheads_20_1" draw:marker-end-width="0.245cm" draw:fill="none" draw:textarea-vertical-align="middle" fo:padding-top="0.14cm" fo:padding-bottom="0.14cm" fo:padding-left="0.265cm" fo:padding-right="0.265cm"/>
    </style:style>
    <style:style style:name="gr99" style:family="graphic" style:parent-style-name="standard">
      <style:graphic-properties svg:stroke-color="#000000" draw:fill="none" draw:textarea-horizontal-align="justify" draw:textarea-vertical-align="middle" draw:auto-grow-height="false" fo:min-height="4.35cm" fo:min-width="8.5cm"/>
    </style:style>
    <style:style style:name="gr10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3.38cm" fo:padding-top="0cm" fo:padding-bottom="0cm" fo:padding-left="0cm" fo:padding-right="0cm"/>
      <style:paragraph-properties style:writing-mode="lr-tb"/>
    </style:style>
    <style:style style:name="gr10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3.38cm" fo:padding-top="0cm" fo:padding-bottom="0cm" fo:padding-left="0cm" fo:padding-right="0cm"/>
      <style:paragraph-properties style:writing-mode="lr-tb"/>
    </style:style>
    <style:style style:name="gr10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1.68cm" fo:padding-top="0cm" fo:padding-bottom="0cm" fo:padding-left="0cm" fo:padding-right="0cm"/>
      <style:paragraph-properties style:writing-mode="lr-tb"/>
    </style:style>
    <style:style style:name="gr10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1.68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svg:stroke-color="#000000" draw:fill="none" draw:textarea-horizontal-align="justify" draw:textarea-vertical-align="middle" draw:auto-grow-height="false" fo:min-height="5.65cm" fo:min-width="5.9cm"/>
    </style:style>
    <style:style style:name="gr10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3.38cm" fo:padding-top="0cm" fo:padding-bottom="0cm" fo:padding-left="0cm" fo:padding-right="0cm"/>
      <style:paragraph-properties style:writing-mode="lr-tb"/>
    </style:style>
    <style:style style:name="gr10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3.38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svg:stroke-color="#000000" draw:fill="none" draw:textarea-horizontal-align="justify" draw:textarea-vertical-align="middle" draw:auto-grow-height="false" fo:min-height="3.75cm" fo:min-width="3.9cm"/>
    </style:style>
    <style:style style:name="gr108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3.7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493cm" fo:padding-top="0cm" fo:padding-bottom="0cm" fo:padding-left="0cm" fo:padding-right="0cm"/>
      <style:paragraph-properties style:writing-mode="lr-tb"/>
    </style:style>
    <style:style style:name="gr1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2.582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svg:stroke-color="#000000" draw:fill="none" draw:textarea-horizontal-align="justify" draw:textarea-vertical-align="middle" draw:auto-grow-height="false" fo:min-height="4.75cm" fo:min-width="6.7cm"/>
    </style:style>
    <style:style style:name="gr112" style:family="graphic" style:parent-style-name="standard">
      <style:graphic-properties svg:stroke-color="#000000" draw:fill="none" draw:textarea-horizontal-align="justify" draw:textarea-vertical-align="middle" draw:auto-grow-height="false" fo:min-height="3.35cm" fo:min-width="3.9cm"/>
    </style:style>
    <style:style style:name="gr11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564cm" fo:min-width="2.582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4.3cm"/>
    </style:style>
    <style:style style:name="P1" style:family="paragraph">
      <loext:graphic-properties draw:fill="none" draw:fill-color="#ffffff"/>
      <style:text-properties style:font-name="ヒラギノ丸ゴ ProN" fo:font-size="16pt" style:font-name-asian="ヒラギノ丸ゴ ProN" style:font-size-asian="16pt" style:font-size-complex="16pt"/>
    </style:style>
    <style:style style:name="P2" style:family="paragraph">
      <loext:graphic-properties draw:fill="none" draw:fill-color="#ffffff"/>
      <style:text-properties style:font-name="ヒラギノ丸ゴ ProN" fo:font-size="8pt" style:font-size-asian="8pt" style:font-size-complex="8pt"/>
    </style:style>
    <style:style style:name="P3" style:family="paragraph">
      <loext:graphic-properties draw:fill="none" draw:fill-color="#ffffff"/>
      <style:text-properties style:font-name="ヒラギノ丸ゴ ProN" fo:font-size="10pt" style:font-size-asian="10pt" style:font-size-complex="10pt"/>
    </style:style>
    <style:style style:name="P4" style:family="paragraph">
      <loext:graphic-properties draw:fill="none" draw:fill-color="#ffffff"/>
      <style:text-properties fo:color="#2a6099" loext:opacity="100%" loext:color-lum-mod="100%" loext:color-lum-off="0%" style:font-name="ヒラギノ丸ゴ ProN" fo:font-size="18pt" style:font-name-asian="ヒラギノ丸ゴ ProN" style:font-size-asian="18pt" style:font-size-complex="18pt"/>
    </style:style>
    <style:style style:name="P5" style:family="paragraph">
      <loext:graphic-properties draw:fill="none" draw:fill-color="#ffffff"/>
      <style:text-properties fo:color="#c9211e" loext:opacity="100%" loext:color-lum-mod="100%" loext:color-lum-off="0%" style:font-name="ヒラギノ丸ゴ ProN" fo:font-size="18pt" fo:font-weight="bold" style:font-name-asian="ヒラギノ丸ゴ ProN" style:font-size-asian="18pt" style:font-weight-asian="bold" style:font-size-complex="18pt" style:font-weight-complex="bold"/>
    </style:style>
    <style:style style:name="P6" style:family="paragraph">
      <loext:graphic-properties draw:fill="none" draw:fill-color="#ffffff"/>
      <style:text-properties style:font-name="ヒラギノ丸ゴ ProN" fo:font-size="16pt" style:font-size-asian="16pt" style:font-size-complex="16pt"/>
    </style:style>
    <style:style style:name="P7" style:family="paragraph">
      <style:paragraph-properties fo:line-height="115%"/>
    </style:style>
    <style:style style:name="P8" style:family="paragraph">
      <loext:graphic-properties draw:fill="none" draw:fill-color="#ffffff"/>
      <style:paragraph-properties fo:line-height="115%"/>
      <style:text-properties style:font-name="ヒラギノ丸ゴ ProN" fo:font-size="16pt" style:font-size-asian="16pt" style:font-size-complex="16pt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afd095"/>
      <style:paragraph-properties fo:text-align="center"/>
    </style:style>
    <style:style style:name="P12" style:family="paragraph">
      <loext:graphic-properties draw:fill="none" draw:fill-color="#ffffff"/>
      <style:paragraph-properties fo:margin-left="0.2cm" fo:margin-right="0cm" fo:text-indent="0cm"/>
      <style:text-properties style:font-name="ヒラギノ丸ゴ ProN" fo:font-size="16pt" style:font-name-asian="ヒラギノ丸ゴ ProN" style:font-size-asian="16pt" style:font-size-complex="16pt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text-properties fo:color="#2a6099" loext:opacity="100%" loext:color-lum-mod="100%" loext:color-lum-off="0%" style:font-name="ヒラギノ丸ゴ ProN" fo:font-size="18pt" fo:font-weight="bold" style:font-name-asian="ヒラギノ丸ゴ ProN" style:font-size-asian="18pt" style:font-weight-asian="bold" style:font-size-complex="18pt" style:font-weight-complex="bold"/>
    </style:style>
    <style:style style:name="P17" style:family="paragraph">
      <style:text-properties fo:font-size="18pt" style:font-size-asian="18pt" style:font-size-complex="18pt"/>
    </style:style>
    <style:style style:name="P18" style:family="paragraph">
      <loext:graphic-properties draw:fill="none" draw:fill-color="#ffffff"/>
      <style:text-properties style:font-name="ヒラギノ丸ゴ ProN" fo:font-size="18pt" style:font-name-asian="ヒラギノ丸ゴ ProN" style:font-size-asian="18pt" style:font-size-complex="18pt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loext:graphic-properties draw:fill-color="#808080"/>
      <style:paragraph-properties fo:text-align="center"/>
    </style:style>
    <style:style style:name="P21" style:family="paragraph">
      <loext:graphic-properties draw:fill-color="#c9211e"/>
      <style:paragraph-properties fo:text-align="center"/>
    </style:style>
    <style:style style:name="P22" style:family="paragraph">
      <style:text-properties fo:font-size="14pt" style:font-size-asian="14pt" style:font-size-complex="14pt"/>
    </style:style>
    <style:style style:name="P23" style:family="paragraph">
      <loext:graphic-properties draw:fill="none" draw:fill-color="#ffffff"/>
      <style:text-properties style:font-name="ヒラギノ丸ゴ ProN" fo:font-size="14pt" style:font-name-asian="ヒラギノ丸ゴ ProN" style:font-size-asian="14pt" style:font-size-complex="14pt"/>
    </style:style>
    <style:style style:name="T1" style:family="text">
      <style:text-properties style:font-name="ヒラギノ丸ゴ ProN" fo:font-size="16pt" style:font-name-asian="ヒラギノ丸ゴ ProN" style:font-size-asian="16pt" style:font-size-complex="16pt"/>
    </style:style>
    <style:style style:name="T2" style:family="text">
      <style:text-properties style:font-name="ヒラギノ丸ゴ ProN" fo:font-size="8pt" style:font-size-asian="8pt" style:font-size-complex="8pt"/>
    </style:style>
    <style:style style:name="T3" style:family="text">
      <style:text-properties style:font-name="ヒラギノ丸ゴ ProN" fo:font-size="10pt" style:font-size-asian="10pt" style:font-size-complex="10pt"/>
    </style:style>
    <style:style style:name="T4" style:family="text">
      <style:text-properties fo:color="#2a6099" loext:opacity="100%" style:font-name="ヒラギノ丸ゴ ProN" fo:font-size="18pt" style:font-name-asian="ヒラギノ丸ゴ ProN" style:font-size-asian="18pt" style:font-size-complex="18pt"/>
    </style:style>
    <style:style style:name="T5" style:family="text">
      <style:text-properties fo:color="#c9211e" loext:opacity="100%" style:font-name="ヒラギノ丸ゴ ProN" fo:font-size="18pt" fo:font-weight="bold" style:font-name-asian="ヒラギノ丸ゴ ProN" style:font-size-asian="18pt" style:font-weight-asian="bold" style:font-size-complex="18pt" style:font-weight-complex="bold"/>
    </style:style>
    <style:style style:name="T6" style:family="text">
      <style:text-properties style:font-name="ヒラギノ丸ゴ ProN" fo:font-size="16pt" style:font-size-asian="16pt" style:font-size-complex="16pt"/>
    </style:style>
    <style:style style:name="T7" style:family="text">
      <style:text-properties style:font-name="ヒラギノ丸ゴ ProN" fo:font-size="18pt" style:font-name-asian="ヒラギノ丸ゴ ProN" style:font-size-asian="18pt" style:font-size-complex="18pt"/>
    </style:style>
    <style:style style:name="T8" style:family="text">
      <style:text-properties style:font-name="ヒラギノ丸ゴ ProN" style:font-name-asian="ヒラギノ丸ゴ Pro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691cm" svg:height="2.253cm" svg:x="11.107cm" svg:y="10.201cm">
          <draw:text-box>
            <text:p><text:span text:style-name="T1">非対称シンボル誤り</text:span></text:p>
            <text:p><text:span text:style-name="T1">非対称同期誤り：</text:span></text:p>
            <text:p><text:span text:style-name="T1">オリゴ消失，</text:span></text:p>
            <text:p><text:span text:style-name="T1">ヘッダ／アドレス部誤り</text:span></text:p>
          </draw:text-box>
        </draw:frame>
        <draw:frame draw:style-name="gr2" draw:text-style-name="P2" draw:layer="layout" svg:width="0.188cm" svg:height="0.319cm" svg:x="30cm" svg:y="0.1cm">
          <draw:text-box>
            <text:p><text:span text:style-name="T2">8</text:span></text:p>
          </draw:text-box>
        </draw:frame>
        <draw:frame draw:style-name="gr3" draw:text-style-name="P3" draw:layer="layout" svg:width="0.459cm" svg:height="0.352cm" svg:x="30.001cm" svg:y="0.601cm">
          <draw:text-box>
            <text:p><text:span text:style-name="T3">10</text:span></text:p>
          </draw:text-box>
        </draw:frame>
        <draw:frame draw:style-name="gr4" draw:text-style-name="P4" draw:layer="layout" svg:width="4.646cm" svg:height="0.636cm" svg:x="1.402cm" svg:y="1.402cm">
          <draw:text-box>
            <text:p><text:span text:style-name="T4">DNA</text:span><text:span text:style-name="T4">ストレージ</text:span></text:p>
          </draw:text-box>
        </draw:frame>
        <draw:frame draw:style-name="gr5" draw:text-style-name="P4" draw:layer="layout" svg:width="6.352cm" svg:height="1.271cm" svg:x="1.402cm" svg:y="8.703cm">
          <draw:text-box>
            <text:p><text:span text:style-name="T4">オリゴ合成・</text:span></text:p>
            <text:p><text:span text:style-name="T4">シーケンサー技術分野</text:span></text:p>
          </draw:text-box>
        </draw:frame>
        <draw:frame draw:style-name="gr6" draw:text-style-name="P5" draw:layer="layout" svg:width="3.812cm" svg:height="0.636cm" svg:x="20.602cm" svg:y="8.703cm">
          <draw:text-box>
            <text:p><text:span text:style-name="T5">符号理論分野</text:span></text:p>
          </draw:text-box>
        </draw:frame>
        <draw:frame draw:style-name="gr7" draw:text-style-name="P4" draw:layer="layout" svg:width="6.31cm" svg:height="0.636cm" svg:x="1.402cm" svg:y="15.303cm">
          <draw:text-box>
            <text:p><text:span text:style-name="T4">情報システム技術分野</text:span></text:p>
          </draw:text-box>
        </draw:frame>
        <draw:frame draw:style-name="gr8" draw:text-style-name="P6" draw:layer="layout" svg:width="0.739cm" svg:height="0.564cm" svg:x="30.002cm" svg:y="1.101cm">
          <draw:text-box>
            <text:p><text:span text:style-name="T6">16</text:span></text:p>
          </draw:text-box>
        </draw:frame>
        <draw:frame draw:style-name="gr9" draw:text-style-name="P6" draw:layer="layout" svg:width="14.034cm" svg:height="1.127cm" svg:x="6.7cm" svg:y="1.4cm">
          <draw:text-box>
            <text:list text:style-name="L2">
              <text:list-item>
                <text:p><text:span text:style-name="T6">情報を</text:span><text:span text:style-name="T6">DNA</text:span><text:span text:style-name="T6">塩基配列（</text:span><text:span text:style-name="T6">A,T,G,C</text:span><text:span text:style-name="T6">の）列として記憶</text:span></text:p>
              </text:list-item>
              <text:list-item>
                <text:p><text:span text:style-name="T6">次世代アーカイブ用ストレージとして研究開発が進展</text:span></text:p>
              </text:list-item>
            </text:list>
          </draw:text-box>
        </draw:frame>
        <draw:frame draw:style-name="gr10" draw:text-style-name="P8" draw:layer="layout" svg:width="7.892cm" svg:height="1.942cm" svg:x="1.704cm" svg:y="4.001cm">
          <draw:text-box>
            <text:list text:style-name="L2">
              <text:list-item>
                <text:p text:style-name="P7"><text:span text:style-name="T6">高記憶密度：</text:span></text:p>
              </text:list-item>
              <text:list-item>
                <text:p text:style-name="P7"><text:span text:style-name="T6">高耐久性：</text:span></text:p>
              </text:list-item>
              <text:list-item>
                <text:p text:style-name="P7"><text:span text:style-name="T6">電磁ノイズ耐性（非磁性体）</text:span></text:p>
              </text:list-item>
            </text:list>
          </draw:text-box>
        </draw:frame>
        <draw:frame draw:style-name="gr11" draw:text-style-name="P6" draw:layer="layout" svg:width="2.254cm" svg:height="0.564cm" svg:x="1.204cm" svg:y="2.601cm">
          <draw:text-box>
            <text:p><text:span text:style-name="T6">【利点】</text:span></text:p>
          </draw:text-box>
        </draw:frame>
        <draw:frame draw:style-name="gr12" draw:text-style-name="P8" draw:layer="layout" svg:width="4.659cm" svg:height="1.295cm" svg:x="5.704cm" svg:y="4.002cm">
          <draw:text-box>
            <text:p text:style-name="P7"><text:span text:style-name="T6">〜</text:span><text:span text:style-name="T6">3400PB/g</text:span></text:p>
            <text:p text:style-name="P7"><text:span text:style-name="T6">〜</text:span><text:span text:style-name="T6">750</text:span><text:span text:style-name="T6">年（</text:span><text:span text:style-name="T6">10℃</text:span><text:span text:style-name="T6">）</text:span></text:p>
          </draw:text-box>
        </draw:frame>
        <draw:frame draw:style-name="gr13" draw:text-style-name="P6" draw:layer="layout" svg:width="2.817cm" svg:height="0.564cm" svg:x="10.604cm" svg:y="2.601cm">
          <draw:text-box>
            <text:p><text:span text:style-name="T6">【課題点】</text:span></text:p>
          </draw:text-box>
        </draw:frame>
        <draw:frame draw:style-name="gr14" draw:text-style-name="P6" draw:layer="layout" svg:width="13.552cm" svg:height="0.564cm" svg:x="11.204cm" svg:y="3.902cm">
          <draw:text-box>
            <text:list text:style-name="L2">
              <text:list-item>
                <text:p><text:span text:style-name="T6">高誤り率：シンボル誤り，同期（挿入削除）誤り</text:span></text:p>
              </text:list-item>
            </text:list>
          </draw:text-box>
        </draw:frame>
        <draw:frame draw:style-name="gr15" draw:text-style-name="P6" draw:layer="layout" svg:width="3.943cm" svg:height="0.564cm" svg:x="14.305cm" svg:y="4.601cm">
          <draw:text-box>
            <text:p><text:span text:style-name="T6">（例）誤り率＝</text:span></text:p>
          </draw:text-box>
        </draw:frame>
        <draw:g draw:style-name="gr16">
          <svg:title>TexMaths</svg:title>
          <svg:desc>16§display§10^{-4}§svg§600§TRUE§</svg:desc>
          <draw:g>
            <draw:path draw:style-name="gr17" draw:text-style-name="P9" draw:layer="layout" svg:width="0.184cm" svg:height="0.37cm" svg:x="18.382cm" svg:y="4.719cm" svg:viewBox="0 0 185 371" svg:d="M115 14c0-14 0-14-13-14-35 35-84 35-102 35 0 6 0 12 0 18 11 0 45 0 74-15 0 97 0 194 0 290 0 20-2 26-52 26-6 0-12 0-19 0 0 6 0 12 0 17 21-1 69-1 91-1 23 0 72 0 91 1 0-5 0-11 0-17-5 0-11 0-17 0-51 0-53-5-53-26 0-104 0-209 0-314z">
              <text:p/>
            </draw:path>
            <draw:path draw:style-name="gr17" draw:text-style-name="P9" draw:layer="layout" svg:width="0.236cm" svg:height="0.383cm" svg:x="18.634cm" svg:y="4.719cm" svg:viewBox="0 0 237 384" svg:d="M237 193c0-45-4-89-23-131-25-54-72-62-96-62-33 0-75 14-97 65-18 40-21 83-21 128 0 41 2 92 26 135 24 45 65 56 92 56 31 0 72-11 98-65 17-38 21-81 21-126zM118 371c-22 0-56-12-65-66-7-34-7-85-7-118 0-37 0-74 5-104 11-65 53-72 67-72 18 0 55 11 66 66 6 31 6 74 6 110 0 41 0 79-6 114-8 55-40 70-66 70z">
              <text:p/>
            </draw:path>
            <draw:path draw:style-name="gr17" draw:text-style-name="P9" draw:layer="layout" svg:width="0.264cm" svg:height="0.018cm" svg:x="18.935cm" svg:y="4.752cm" svg:viewBox="0 0 265 19" svg:d="M251 19c5 0 14 0 14-9 0-10-8-10-14-10-78 0-157 0-235 0-6 0-16 0-16 10 0 9 10 9 16 9 78 0 157 0 235 0z">
              <text:p/>
            </draw:path>
            <draw:path draw:style-name="gr17" draw:text-style-name="P9" draw:layer="layout" svg:width="0.191cm" svg:height="0.262cm" svg:x="19.259cm" svg:y="4.596cm" svg:viewBox="0 0 192 263" svg:d="M192 199c0-4 0-9 0-14-15 0-29 0-43 0 0-58 0-116 0-174 0-8 0-11-10-11-5 0-6 0-10 5-43 60-86 120-129 180 0 5 0 10 0 14 38 0 77 0 115 0 0 11 0 22 0 32 0 15 0 19-32 19-4 0-7 0-11 0 0 5 0 9 0 13 21 0 45-2 59-2s40 2 59 2c0-4 0-8 0-13-3 0-6 0-9 0-32 0-32-4-32-19 0-10 0-21 0-32 14 0 28 0 43 0zM118 43c0 47 0 95 0 142-34 0-69 0-104 0 35-47 70-95 104-142z">
              <text:p/>
            </draw:path>
          </draw:g>
        </draw:g>
        <draw:g draw:style-name="gr16">
          <svg:title>TexMaths</svg:title>
          <svg:desc>16§display§10^{-2}§svg§600§TRUE§</svg:desc>
          <draw:g>
            <draw:path draw:style-name="gr17" draw:text-style-name="P9" draw:layer="layout" svg:width="0.184cm" svg:height="0.372cm" svg:x="20.484cm" svg:y="4.715cm" svg:viewBox="0 0 185 373" svg:d="M115 16c0-14 0-16-13-16-33 37-83 37-102 37 0 6 0 11 0 17 11 0 45 0 74-14 0 96 0 192 0 289 0 20-2 27-52 27-5 0-11 0-17 0 0 6 0 11 0 17 19-1 67-1 89-1 23 0 72 0 91 1 0-6 0-11 0-17-5 0-11 0-17 0-51 0-53-7-53-27 0-105 0-209 0-313z">
              <text:p/>
            </draw:path>
            <draw:path draw:style-name="gr17" draw:text-style-name="P9" draw:layer="layout" svg:width="0.236cm" svg:height="0.385cm" svg:x="20.736cm" svg:y="4.715cm" svg:viewBox="0 0 237 386" svg:d="M237 195c0-45-4-90-23-131-25-54-72-64-94-64-35 0-75 16-99 67-18 38-21 83-21 128 0 41 3 92 26 134 24 46 65 57 92 57 31 0 74-13 98-65 17-39 21-82 21-126zM118 373c-22 0-54-14-65-67-5-33-5-86-5-118 0-36 0-73 3-103 11-67 53-72 67-72 19 0 56 9 67 65 5 32 5 75 5 110 0 42 0 80-6 115-8 54-40 70-66 70z">
              <text:p/>
            </draw:path>
            <draw:path draw:style-name="gr17" draw:text-style-name="P9" draw:layer="layout" svg:width="0.264cm" svg:height="0.018cm" svg:x="21.038cm" svg:y="4.75cm" svg:viewBox="0 0 265 19" svg:d="M249 19c7 0 16 0 16-9 0-10-9-10-16-10-77 0-155 0-233 0-6 0-16 0-16 10 0 9 8 9 16 9 78 0 156 0 233 0z">
              <text:p/>
            </draw:path>
            <draw:path draw:style-name="gr17" draw:text-style-name="P9" draw:layer="layout" svg:width="0.173cm" svg:height="0.259cm" svg:x="21.371cm" svg:y="4.597cm" svg:viewBox="0 0 174 260" svg:d="M174 190c-5 0-9 0-14 0 0 8-5 30-10 35-3 2-33 2-38 2-25 0-49 0-74 0 42-36 56-47 80-66 29-22 56-48 56-84 0-48-41-77-92-77-48 0-82 35-82 70 0 21 18 23 21 23 9 0 21-7 21-21 0-8-4-21-23-21 11-29 39-37 58-37 38 0 59 31 59 63 0 33-24 60-37 75-31 31-63 62-94 94-5 3-5 3-5 14 54 0 108 0 161 0 5-23 9-47 13-70z">
              <text:p/>
            </draw:path>
          </draw:g>
        </draw:g>
        <draw:frame draw:style-name="gr18" draw:text-style-name="P6" draw:layer="layout" svg:width="0.565cm" svg:height="0.564cm" svg:x="19.706cm" svg:y="4.601cm">
          <draw:text-box>
            <text:p><text:span text:style-name="T6">〜</text:span></text:p>
          </draw:text-box>
        </draw:frame>
        <draw:frame draw:style-name="gr19" draw:text-style-name="P6" draw:layer="layout" svg:width="7.838cm" svg:height="0.564cm" svg:x="1.504cm" svg:y="3.301cm">
          <draw:text-box>
            <text:p><text:span text:style-name="T6">アーカイブ用ストレージに適合</text:span></text:p>
          </draw:text-box>
        </draw:frame>
        <draw:frame draw:style-name="gr20" draw:text-style-name="P6" draw:layer="layout" svg:width="14.675cm" svg:height="0.564cm" svg:x="11.004cm" svg:y="3.301cm">
          <draw:text-box>
            <text:p><text:span text:style-name="T6">既存のストレージ（</text:span><text:span text:style-name="T6">HDD</text:span><text:span text:style-name="T6">，磁気テープ，等）と異なる特性</text:span></text:p>
          </draw:text-box>
        </draw:frame>
        <draw:frame draw:style-name="gr21" draw:text-style-name="P6" draw:layer="layout" svg:width="16.963cm" svg:height="0.564cm" svg:x="11.204cm" svg:y="5.302cm">
          <draw:text-box>
            <text:list text:style-name="L2">
              <text:list-item>
                <text:p><text:span text:style-name="T6">記録可能な系列に制約：連長（</text:span><text:span text:style-name="T6">run-length</text:span><text:span text:style-name="T6">）制約，バランス制約</text:span></text:p>
              </text:list-item>
            </text:list>
          </draw:text-box>
        </draw:frame>
        <draw:frame draw:style-name="gr22" draw:text-style-name="P6" draw:layer="layout" svg:width="13.515cm" svg:height="0.564cm" svg:x="14.305cm" svg:y="5.933cm">
          <draw:text-box>
            <text:p><text:span text:style-name="T6">（オリゴ生成／保存過程，読み出し機構，等に起因）</text:span></text:p>
          </draw:text-box>
        </draw:frame>
        <draw:frame draw:style-name="gr23" draw:text-style-name="P6" draw:layer="layout" svg:width="9.539cm" svg:height="0.564cm" svg:x="11.205cm" svg:y="6.633cm">
          <draw:text-box>
            <text:list text:style-name="L2">
              <text:list-item>
                <text:p><text:span text:style-name="T6">低スループット，高遅延，高コスト</text:span></text:p>
              </text:list-item>
            </text:list>
          </draw:text-box>
        </draw:frame>
        <draw:line draw:style-name="gr24" draw:text-style-name="P10" draw:layer="layout" svg:x1="10.6cm" svg:y1="2.6cm" svg:x2="10.6cm" svg:y2="7.2cm">
          <text:p/>
        </draw:line>
        <draw:frame draw:style-name="gr25" draw:text-style-name="P1" draw:layer="layout" svg:width="5.069cm" svg:height="0.564cm" svg:x="7.605cm" svg:y="7.701cm">
          <draw:text-box>
            <text:p><text:span text:style-name="T1">課題点の解消／軽減</text:span></text:p>
          </draw:text-box>
        </draw:frame>
        <draw:frame draw:style-name="gr26" draw:text-style-name="P5" draw:layer="layout" svg:width="1.907cm" svg:height="0.636cm" svg:x="10.302cm" svg:y="8.703cm">
          <draw:text-box>
            <text:p><text:span text:style-name="T5">本研究</text:span></text:p>
          </draw:text-box>
        </draw:frame>
        <draw:custom-shape draw:style-name="gr27" draw:text-style-name="P10" draw:layer="layout" svg:width="27.7cm" svg:height="6.3cm" svg:x="1cm" svg:y="1.1cm">
          <text:p/>
          <draw:enhanced-geometry svg:viewBox="0 0 21600 21600" draw:path-stretchpoint-x="10800" draw:path-stretchpoint-y="10800" draw:text-areas="?f3 ?f4 ?f5 ?f6" draw:type="round-rectangle" draw:modifiers="1913.326042805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1" draw:layer="layout" svg:width="1.2cm" svg:height="1.3cm" draw:transform="rotate (1.5707963267949) translate (8.6cm 12cm)">
          <text:p/>
          <draw:enhanced-geometry svg:viewBox="0 0 21600 21600" draw:mirror-vertical="true" draw:text-areas="?f0 0 ?f2 ?f5" draw:type="down-arrow" draw:modifiers="15863.3031889576 5179.68359700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1" draw:layer="layout" svg:width="1.2cm" svg:height="1.3cm" draw:transform="rotate (1.5707963267949) translate (19.101cm 14.801cm)">
          <text:p/>
          <draw:enhanced-geometry svg:viewBox="0 0 21600 21600" draw:mirror-vertical="true" draw:text-areas="?f0 0 ?f2 ?f5" draw:type="down-arrow" draw:modifiers="15863.3031889576 5179.68359700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1" draw:layer="layout" svg:width="1.2cm" svg:height="1.3cm" draw:transform="rotate (1.5707963267949) translate (19.101cm 14.002cm)">
          <text:p/>
          <draw:enhanced-geometry svg:viewBox="0 0 21600 21600" draw:mirror-vertical="true" draw:mirror-horizontal="true" draw:text-areas="?f0 0 ?f2 ?f5" draw:type="down-arrow" draw:modifiers="15863.3031889576 5179.68359700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1" draw:layer="layout" svg:width="1.2cm" svg:height="1.3cm" draw:transform="rotate (1.5707963267949) translate (8.601cm 16.601cm)">
          <text:p/>
          <draw:enhanced-geometry svg:viewBox="0 0 21600 21600" draw:mirror-vertical="true" draw:text-areas="?f0 0 ?f2 ?f5" draw:type="down-arrow" draw:modifiers="15863.3031889576 5179.68359700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9" draw:text-style-name="P12" draw:layer="layout" svg:width="5.694cm" svg:height="2.253cm" svg:x="2.406cm" svg:y="10.401cm">
          <draw:text-box>
            <text:p><text:span text:style-name="T1">・実験に基づくデータ</text:span></text:p>
            <text:p><text:span text:style-name="T1">・正確な誤りモデル</text:span></text:p>
            <text:p><text:span text:style-name="T1">・具体的な制約条件</text:span></text:p>
            <text:p><text:span text:style-name="T1">・ソースコード公開</text:span></text:p>
          </draw:text-box>
        </draw:frame>
        <draw:custom-shape draw:style-name="gr30" draw:text-style-name="P10" draw:layer="layout" svg:width="0.6cm" svg:height="0.6cm" svg:x="1.5cm" svg:y="13.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0" draw:layer="layout" svg:width="0.6cm" svg:height="0.6cm" svg:x="1.5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" draw:layer="layout" svg:width="5.632cm" svg:height="1.127cm" svg:x="2.407cm" svg:y="13.101cm">
          <draw:text-box>
            <text:p><text:span text:style-name="T1">・基礎的な符号化技術</text:span></text:p>
            <text:p><text:span text:style-name="T1">・誤り率解析の不足</text:span></text:p>
          </draw:text-box>
        </draw:frame>
        <draw:custom-shape draw:style-name="gr28" draw:text-style-name="P11" draw:layer="layout" svg:width="1.2cm" svg:height="1.3cm" svg:x="12.6cm" svg:y="7.3cm">
          <text:p/>
          <draw:enhanced-geometry svg:viewBox="0 0 21600 21600" draw:mirror-vertical="true" draw:text-areas="?f0 0 ?f2 ?f5" draw:type="down-arrow" draw:modifiers="15863.3031889576 5179.68359700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10" draw:layer="layout" svg:width="0.6cm" svg:height="0.6cm" svg:x="20.701cm" svg:y="15.8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0" draw:layer="layout" svg:width="0.6cm" svg:height="0.6cm" svg:x="20.701cm" svg:y="9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" draw:layer="layout" svg:width="6.195cm" svg:height="0.564cm" svg:x="21.206cm" svg:y="9.701cm">
          <draw:text-box>
            <text:p><text:span text:style-name="T1">・高効率な符号化／復号</text:span></text:p>
          </draw:text-box>
        </draw:frame>
        <draw:frame draw:style-name="gr33" draw:text-style-name="P1" draw:layer="layout" svg:width="3.38cm" svg:height="0.564cm" svg:x="21.206cm" svg:y="13.401cm">
          <draw:text-box>
            <text:p><text:span text:style-name="T1">・理論的解析</text:span></text:p>
          </draw:text-box>
        </draw:frame>
        <draw:frame draw:style-name="gr34" draw:text-style-name="P1" draw:layer="layout" svg:width="6.737cm" svg:height="0.564cm" svg:x="21.207cm" svg:y="15.701cm">
          <draw:text-box>
            <text:p><text:span text:style-name="T1">・単純化した通信路モデル</text:span></text:p>
          </draw:text-box>
        </draw:frame>
        <draw:frame draw:style-name="gr35" draw:text-style-name="P1" draw:layer="layout" svg:width="4.879cm" svg:height="1.69cm" svg:x="2.406cm" svg:y="16.101cm">
          <draw:text-box>
            <text:p><text:span text:style-name="T1">・アクセス方式</text:span></text:p>
            <text:p><text:span text:style-name="T1">・インターフェース</text:span></text:p>
            <text:p><text:span text:style-name="T1">・ソフトウェア</text:span></text:p>
          </draw:text-box>
        </draw:frame>
        <draw:custom-shape draw:style-name="gr36" draw:text-style-name="P10" draw:layer="layout" svg:width="7.599cm" svg:height="5.999cm" svg:x="1.001cm" svg:y="8.601cm">
          <text:p/>
          <draw:enhanced-geometry svg:viewBox="0 0 21600 21600" draw:path-stretchpoint-x="10800" draw:path-stretchpoint-y="10800" draw:text-areas="?f3 ?f4 ?f5 ?f6" draw:type="round-rectangle" draw:modifiers="1537.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0" draw:layer="layout" svg:width="7.599cm" svg:height="3cm" svg:x="1.001cm" svg:y="15cm">
          <text:p/>
          <draw:enhanced-geometry svg:viewBox="0 0 21600 21600" draw:path-stretchpoint-x="10800" draw:path-stretchpoint-y="10800" draw:text-areas="?f3 ?f4 ?f5 ?f6" draw:type="round-rectangle" draw:modifiers="2515.024992649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3" draw:layer="layout" svg:width="8.3cm" svg:height="10.799cm" svg:x="20.4cm" svg:y="8.601cm">
          <text:p/>
          <draw:enhanced-geometry svg:viewBox="0 0 21600 21600" draw:path-stretchpoint-x="10800" draw:path-stretchpoint-y="10800" draw:text-areas="?f3 ?f4 ?f5 ?f6" draw:type="round-rectangle" draw:modifiers="890.7216494845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3" draw:layer="layout" svg:width="9.199cm" svg:height="10.799cm" svg:x="9.901cm" svg:y="8.601cm">
          <text:p/>
          <draw:enhanced-geometry svg:viewBox="0 0 21600 21600" draw:path-stretchpoint-x="10800" draw:path-stretchpoint-y="10800" draw:text-areas="?f3 ?f4 ?f5 ?f6" draw:type="round-rectangle" draw:modifiers="1120.186046511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" draw:layer="layout" svg:width="5.226cm" svg:height="0.564cm" svg:x="10.307cm" svg:y="9.601cm">
          <draw:text-box>
            <text:p><text:span text:style-name="T1">・</text:span><text:span text:style-name="T1">DNA</text:span><text:span text:style-name="T1">通信路モデル</text:span></text:p>
          </draw:text-box>
        </draw:frame>
        <draw:frame draw:style-name="gr41" draw:text-style-name="P1" draw:layer="layout" svg:width="2.817cm" svg:height="0.564cm" svg:x="10.307cm" svg:y="12.601cm">
          <draw:text-box>
            <text:p><text:span text:style-name="T1">・符号化法</text:span></text:p>
          </draw:text-box>
        </draw:frame>
        <draw:frame draw:style-name="gr42" draw:text-style-name="P1" draw:layer="layout" svg:width="7.046cm" svg:height="1.69cm" svg:x="11.108cm" svg:y="13.201cm">
          <draw:text-box>
            <text:p><text:span text:style-name="T1">同期誤り訂正＋制約符号</text:span></text:p>
            <text:p><text:span text:style-name="T1">（連長制約，</text:span><text:span text:style-name="T1">GC</text:span><text:span text:style-name="T1">バランス）</text:span></text:p>
            <text:p><text:span text:style-name="T1">連接符号化</text:span></text:p>
          </draw:text-box>
        </draw:frame>
        <draw:frame draw:style-name="gr43" draw:text-style-name="P1" draw:layer="layout" svg:width="6.716cm" svg:height="1.127cm" svg:x="10.308cm" svg:y="17.401cm">
          <draw:text-box>
            <text:p><text:span text:style-name="T1">・アーカイブ用途に適した</text:span></text:p>
            <text:p><text:span text:style-name="T1">　ファイルアクセス方式</text:span></text:p>
          </draw:text-box>
        </draw:frame>
        <draw:frame draw:style-name="gr44" draw:text-style-name="P1" draw:layer="layout" svg:width="8.244cm" svg:height="0.599cm" svg:x="10.309cm" svg:y="18.701cm">
          <draw:text-box>
            <text:p><text:span text:style-name="T1">・オープンソースライブラリ構築</text:span></text:p>
          </draw:text-box>
        </draw:frame>
        <draw:custom-shape draw:style-name="gr28" draw:text-style-name="P11" draw:layer="layout" svg:width="1.2cm" svg:height="1.3cm" draw:transform="rotate (1.5707963267949) translate (8.501cm 17.403cm)">
          <text:p/>
          <draw:enhanced-geometry svg:viewBox="0 0 21600 21600" draw:mirror-vertical="true" draw:mirror-horizontal="true" draw:text-areas="?f0 0 ?f2 ?f5" draw:type="down-arrow" draw:modifiers="15863.3031889576 5179.68359700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5" draw:text-style-name="P1" draw:layer="layout" svg:width="3.38cm" svg:height="0.564cm" draw:transform="rotate (-1.5707963267949) translate (20.079cm 9.593cm)">
          <draw:text-box>
            <text:p><text:span text:style-name="T1">理論的な研究</text:span></text:p>
          </draw:text-box>
        </draw:frame>
        <draw:frame draw:style-name="gr46" draw:text-style-name="P1" draw:layer="layout" svg:width="1.691cm" svg:height="0.564cm" draw:transform="rotate (1.5707963267949) translate (8.871cm 15.628cm)">
          <draw:text-box>
            <text:p><text:span text:style-name="T1">実用化</text:span></text:p>
          </draw:text-box>
        </draw:frame>
        <draw:custom-shape draw:style-name="gr30" draw:text-style-name="P10" draw:layer="layout" svg:width="0.6cm" svg:height="0.6cm" svg:x="1.501cm" svg:y="16.3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10" draw:layer="layout" svg:width="0.6cm" svg:height="0.6cm" svg:x="14.702cm" svg:y="7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1" draw:layer="layout" svg:width="6.14cm" svg:height="0.564cm" svg:x="15.407cm" svg:y="7.701cm">
          <draw:text-box>
            <text:p><text:span text:style-name="T1">：研究が進んでいる項目</text:span></text:p>
          </draw:text-box>
        </draw:frame>
        <draw:custom-shape draw:style-name="gr30" draw:text-style-name="P10" draw:layer="layout" svg:width="0.6cm" svg:height="0.6cm" svg:x="22.202cm" svg:y="7.7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8" draw:text-style-name="P1" draw:layer="layout" svg:width="5.632cm" svg:height="0.564cm" svg:x="22.907cm" svg:y="7.701cm">
          <draw:text-box>
            <text:p><text:span text:style-name="T1">：研究が不十分な項目</text:span></text:p>
          </draw:text-box>
        </draw:frame>
        <draw:frame draw:style-name="gr49" draw:text-style-name="P1" draw:layer="layout" svg:width="6.368cm" svg:height="2.816cm" svg:x="22.007cm" svg:y="10.401cm">
          <draw:text-box>
            <text:p><text:span text:style-name="T1">LDPC</text:span><text:span text:style-name="T1">符号，</text:span><text:span text:style-name="T1">polar</text:span><text:span text:style-name="T1">符号，</text:span></text:p>
            <text:p><text:span text:style-name="T1">プロトグラフ，</text:span></text:p>
            <text:p><text:span text:style-name="T1">sum-product</text:span><text:span text:style-name="T1">復号，</text:span></text:p>
            <text:p><text:span text:style-name="T1">ファクターグラフ，</text:span></text:p>
            <text:p><text:span text:style-name="T1">複数トレース復号，</text:span><text:span text:style-name="T1">...</text:span></text:p>
          </draw:text-box>
        </draw:frame>
        <draw:frame draw:style-name="gr50" draw:text-style-name="P1" draw:layer="layout" svg:width="5.632cm" svg:height="1.127cm" svg:x="22.006cm" svg:y="14.101cm">
          <draw:text-box>
            <text:p><text:span text:style-name="T1">通信路容量，誤り率，</text:span></text:p>
            <text:p><text:span text:style-name="T1">符号語数，</text:span><text:span text:style-name="T1">...</text:span></text:p>
          </draw:text-box>
        </draw:frame>
        <draw:frame draw:style-name="gr51" draw:text-style-name="P1" draw:layer="layout" svg:width="6.195cm" svg:height="0.564cm" svg:x="22.007cm" svg:y="16.401cm">
          <draw:text-box>
            <text:p><text:span text:style-name="T1">対称シンボル誤り，　　</text:span></text:p>
          </draw:text-box>
        </draw:frame>
        <draw:frame draw:style-name="gr52" draw:text-style-name="P1" draw:layer="layout" svg:width="7.321cm" svg:height="1.69cm" svg:x="21.207cm" svg:y="17.401cm">
          <draw:text-box>
            <text:p><text:span text:style-name="T1">・制約符号化の欠落</text:span></text:p>
            <text:p text:style-name="P14"><text:span text:style-name="T1">・符号パラメーターの妥当性</text:span></text:p>
            <text:p text:style-name="P14"><text:span text:style-name="T1">・多くはソースコード非公開</text:span></text:p>
          </draw:text-box>
        </draw:frame>
        <draw:g draw:style-name="gr16">
          <svg:title>TexMaths</svg:title>
          <svg:desc>16§display§p_{\rm i} \!=\! p_{\rm d}§svg§600§TRUE§</svg:desc>
          <draw:g>
            <draw:path draw:style-name="gr17" draw:text-style-name="P9" draw:layer="layout" svg:width="0.293cm" svg:height="0.354cm" svg:x="26.939cm" svg:y="16.584cm" svg:viewBox="0 0 294 355" svg:d="M43 315c-5 19-5 23-30 23-7 0-13 0-13 11 0 3 3 6 8 6 14 0 30-1 46-1 20 0 39 1 56 1 3 0 10 0 10-11 0-6-5-6-13-6-29 0-29-4-29-10s24-97 29-111c6 17 22 36 51 36 66 0 136-81 136-164 0-52-33-89-75-89-29 0-56 21-74 41-6-28-30-41-51-41-25 0-36 22-41 32-10 19-18 52-18 54 0 6 7 6 8 6 5 0 5-1 10-12 8-40 21-67 40-67 9 0 17 5 17 25 0 13-1 19-3 29-21 83-43 166-64 248zM142 73c5-16 19-32 29-40 21-17 37-20 46-20 23 0 36 20 36 52 0 33-18 97-29 118-19 40-45 57-66 57-38 0-45-46-45-49 0-1 0-1 2-9 9-37 18-73 27-109z">
              <text:p/>
            </draw:path>
            <draw:path draw:style-name="gr17" draw:text-style-name="P9" draw:layer="layout" svg:width="0.084cm" svg:height="0.262cm" svg:x="27.262cm" svg:y="16.651cm" svg:viewBox="0 0 85 263" svg:d="M61 22c0-11-10-22-23-22-12 0-22 10-22 22 0 15 11 23 22 23 13 0 23-10 23-23zM2 96c0 4 0 9 0 14 24 0 27 1 27 21 0 34 0 68 0 102 0 17-3 17-29 17 0 4 0 9 0 13 14-1 29-2 43-2 15 0 29 2 42 2 0-4 0-9 0-13-23 0-26 0-26-17 0-48 0-95 0-142-19 1-38 3-57 5z">
              <text:p/>
            </draw:path>
            <draw:path draw:style-name="gr17" draw:text-style-name="P9" draw:layer="layout" svg:width="0.371cm" svg:height="0.13cm" svg:x="27.489cm" svg:y="16.625cm" svg:viewBox="0 0 372 131" svg:d="M353 22c10 0 19 0 19-11s-9-11-17-11c-113 0-225 0-337 0-7 0-18 0-18 11s11 11 19 11c112 0 223 0 334 0zM355 131c8 0 17 0 17-12 0-11-9-11-19-11-111 0-222 0-334 0-8 0-19 0-19 11 0 12 11 12 18 12 112 0 224 0 337 0z">
              <text:p/>
            </draw:path>
            <draw:path draw:style-name="gr17" draw:text-style-name="P9" draw:layer="layout" svg:width="0.292cm" svg:height="0.354cm" svg:x="27.938cm" svg:y="16.584cm" svg:viewBox="0 0 293 355" svg:d="M43 315c-5 19-5 23-30 23-7 0-13 0-13 11 0 3 3 6 8 6 14 0 30-1 46-1 20 0 39 1 56 1 3 0 10 0 10-11 0-6-5-6-13-6-29 0-29-4-29-10s24-97 27-111c8 17 24 36 53 36 64 0 135-81 135-164 0-52-32-89-74-89-29 0-56 21-74 41-6-28-30-41-51-41-25 0-36 22-41 32-10 19-18 52-18 54 0 6 4 4 7 6 6 0 6-1 9-12 10-40 21-67 42-67 9 0 17 5 17 25 0 13-1 19-5 29-20 83-41 166-62 248zM142 73c3-16 19-32 29-40 19-17 37-20 46-20 23 0 36 20 36 52 0 33-20 97-29 118-19 40-47 57-67 57-37 0-44-46-44-49 0-1 0-1 2-9 9-37 18-73 27-109z">
              <text:p/>
            </draw:path>
            <draw:path draw:style-name="gr17" draw:text-style-name="P9" draw:layer="layout" svg:width="0.21cm" svg:height="0.275cm" svg:x="28.256cm" svg:y="16.643cm" svg:viewBox="0 0 211 276" svg:d="M121 5c0 5 0 9 0 14 28 0 31 3 31 22 0 27 0 54 0 80-15-14-34-22-54-22-53 0-98 40-98 89 0 48 42 88 93 88 32 0 51-18 57-24 0 8 0 16 0 24 20-2 41-4 61-5 0-4 0-9 0-13-27 0-30-3-30-22 0-79 0-157 0-236-20 2-40 3-60 5zM150 231c-9 17-30 33-56 33-22 0-38-12-44-24-8-12-13-27-13-52 0-10 0-38 16-57 16-18 35-21 46-21 19 0 35 9 46 22 5 7 5 8 5 15 0 28 0 56 0 84z">
              <text:p/>
            </draw:path>
          </draw:g>
        </draw:g>
        <draw:g draw:style-name="gr16">
          <svg:title>TexMaths</svg:title>
          <svg:desc>16§display§p_{\rm i}: §svg§600§TRUE§</svg:desc>
          <draw:g>
            <draw:path draw:style-name="gr17" draw:text-style-name="P9" draw:layer="layout" svg:width="0.291cm" svg:height="0.354cm" svg:x="5.266cm" svg:y="18.272cm" svg:viewBox="0 0 292 355" svg:d="M43 315c-5 19-6 22-30 22-7 0-13 0-13 12 0 4 3 6 8 6 14 0 30-2 46-2 19 0 37 2 56 2 2 0 10 0 10-11 0-7-7-7-13-7-29 0-29-3-29-7 0-8 24-99 27-113 8 17 24 36 51 36 66 0 136-81 136-164 0-52-32-89-75-89-27 0-54 21-73 41-5-30-29-41-50-41-25 0-37 22-41 32-10 19-18 52-18 54 0 6 4 4 7 6 6 0 6-1 9-14 10-38 21-65 42-65 9 0 17 5 17 25 0 13-1 19-5 29-20 83-41 165-62 248zM142 73c3-16 19-32 29-40 19-17 35-20 45-20 22 0 36 20 36 52 0 33-19 97-28 118-20 40-47 57-68 57-36 0-44-46-44-49 0-2 0-2 1-10 10-36 20-72 29-108z">
              <text:p/>
            </draw:path>
            <draw:path draw:style-name="gr17" draw:text-style-name="P9" draw:layer="layout" svg:width="0.085cm" svg:height="0.263cm" svg:x="5.587cm" svg:y="18.339cm" svg:viewBox="0 0 86 264" svg:d="M61 22c0-11-10-22-23-22-11 0-22 10-22 22 0 15 11 23 22 23 13 0 23-10 23-23zM2 96c0 4 0 9 0 14 24 0 28 1 28 21 0 34 0 67 0 101 0 18-4 18-30 18 0 5 0 9 0 14 2 0 29-1 45-1 12 0 27 0 41 1 0-5 0-9 0-14-22 0-27 0-27-18 0-47 0-94 0-141-19 1-38 3-57 5z">
              <text:p/>
            </draw:path>
            <draw:path draw:style-name="gr17" draw:text-style-name="P9" draw:layer="layout" svg:width="0.058cm" svg:height="0.239cm" svg:x="5.924cm" svg:y="18.278cm" svg:viewBox="0 0 59 240" svg:d="M59 29c0-16-13-29-30-29s-29 12-29 29c0 16 12 30 29 30s30-13 30-30zM59 210c0-16-13-29-30-29s-29 12-29 29 12 30 29 30 30-12 30-30z">
              <text:p/>
            </draw:path>
          </draw:g>
        </draw:g>
        <draw:g draw:style-name="gr16">
          <svg:title>TexMaths</svg:title>
          <svg:desc>16§display§p_{\rm d}: §svg§600§TRUE§</svg:desc>
          <draw:g>
            <draw:path draw:style-name="gr17" draw:text-style-name="P9" draw:layer="layout" svg:width="0.291cm" svg:height="0.354cm" svg:x="5.267cm" svg:y="18.874cm" svg:viewBox="0 0 292 355" svg:d="M43 315c-5 19-5 23-30 23-7 0-13 0-13 11 0 3 3 6 8 6 14 0 30-1 46-1 19 0 39 1 56 1 3 0 10 0 10-11 0-6-5-6-13-6-29 0-29-4-29-10s24-97 27-111c8 17 24 36 53 36 64 0 134-81 134-164 0-52-32-89-73-89-29 0-56 21-74 41-6-28-30-41-51-41-25 0-37 22-41 32-10 19-18 52-18 54 0 6 4 4 7 6 6 0 6-1 9-12 10-40 21-67 42-67 9 0 17 5 17 25 0 13-1 19-5 29-20 83-41 166-62 248zM142 73c3-16 19-32 29-40 19-17 37-20 46-20 22 0 35 20 35 52 0 33-19 97-29 118-19 40-46 57-67 57-36 0-43-46-43-49 0-1 0-1 2-9 9-37 18-73 27-109z">
              <text:p/>
            </draw:path>
            <draw:path draw:style-name="gr17" draw:text-style-name="P9" draw:layer="layout" svg:width="0.208cm" svg:height="0.275cm" svg:x="5.585cm" svg:y="18.933cm" svg:viewBox="0 0 209 276" svg:d="M121 5c0 5 0 9 0 14 27 0 31 3 31 22 0 27 0 54 0 80-16-14-34-22-56-22-51 0-96 40-96 89 0 48 42 88 91 88 32 0 51-18 59-24 0 8 0 16 0 24 20-2 39-4 59-5 0-4 0-9 0-13-25 0-29-3-29-22 0-79 0-157 0-236-19 2-39 3-59 5zM150 231c-11 17-30 33-56 33-22 0-38-12-46-24s-13-27-13-52c0-10 0-38 16-57 16-18 35-21 46-21 20 0 37 9 48 22 5 7 5 8 5 15 0 28 0 56 0 84z">
              <text:p/>
            </draw:path>
            <draw:path draw:style-name="gr17" draw:text-style-name="P9" draw:layer="layout" svg:width="0.058cm" svg:height="0.239cm" svg:x="6.046cm" svg:y="18.88cm" svg:viewBox="0 0 59 240" svg:d="M59 30c0-17-14-30-30-30s-29 14-29 30c0 17 13 29 29 29s30-13 30-29zM59 210c0-16-14-28-30-28s-29 12-29 28c0 17 13 30 29 30s30-12 30-30z">
              <text:p/>
            </draw:path>
          </draw:g>
        </draw:g>
        <draw:frame draw:style-name="gr53" draw:text-style-name="P1" draw:layer="layout" svg:width="3.38cm" svg:height="0.564cm" svg:x="6.309cm" svg:y="18.101cm">
          <draw:text-box>
            <text:p><text:span text:style-name="T1">挿入誤り確率</text:span></text:p>
          </draw:text-box>
        </draw:frame>
        <draw:frame draw:style-name="gr54" draw:text-style-name="P1" draw:layer="layout" svg:width="3.38cm" svg:height="0.564cm" svg:x="6.309cm" svg:y="18.701cm">
          <draw:text-box>
            <text:p><text:span text:style-name="T1">削除誤り確率</text:span></text:p>
          </draw:text-box>
        </draw:frame>
        <draw:g draw:style-name="gr16">
          <svg:title>TexMaths</svg:title>
          <svg:desc>16§display§p_{\rm i} \!\neq\! p_{\rm d}§svg§600§TRUE§</svg:desc>
          <draw:g>
            <draw:path draw:style-name="gr17" draw:text-style-name="P9" draw:layer="layout" svg:width="0.293cm" svg:height="0.355cm" svg:x="15.639cm" svg:y="10.878cm" svg:viewBox="0 0 294 356" svg:d="M43 316c-5 19-5 23-30 23-7 0-13 0-13 11 0 4 3 6 8 6 14 0 30-2 46-2 20 0 39 2 56 2 3 0 10 0 10-11 0-6-5-6-13-6-29 0-29-4-29-8 0-8 24-99 29-112 6 16 22 35 51 35 66 0 136-82 136-165 0-52-33-89-75-89-29 0-56 21-74 42-6-29-30-42-51-42-25 0-36 22-41 32-10 19-18 53-18 54 0 7 7 7 8 7 5 0 5-2 10-13 8-40 21-67 40-67 9 0 17 5 17 25 0 13-1 19-3 29-21 83-43 166-64 249zM142 73c5-16 19-31 29-39 21-18 37-21 46-21 23 0 36 19 36 52 0 34-18 98-29 119-19 40-45 57-66 57-38 0-45-46-45-49 0-2 0-2 2-10 9-36 18-72 27-109z">
              <text:p/>
            </draw:path>
            <draw:path draw:style-name="gr17" draw:text-style-name="P9" draw:layer="layout" svg:width="0.084cm" svg:height="0.264cm" svg:x="15.962cm" svg:y="10.945cm" svg:viewBox="0 0 85 265" svg:d="M61 22c0-11-10-22-23-22-12 0-22 10-22 22 0 15 11 24 22 24 13 0 23-11 23-24zM2 96c0 5 0 9 0 14 24 0 27 2 27 23 0 33 0 67 0 100 0 18-3 18-29 18 0 4 0 9 0 14 14 0 29-2 43-2 15 0 29 0 42 2 0-5 0-10 0-14-23 0-26 0-26-16 0-48 0-96 0-144-19 2-38 3-57 5z">
              <text:p/>
            </draw:path>
            <draw:path draw:style-name="gr17" draw:text-style-name="P9" draw:layer="layout" svg:width="0.279cm" svg:height="0.521cm" svg:x="16.235cm" svg:y="10.725cm" svg:viewBox="0 0 280 522" svg:d="M275 22c5-8 5-9 5-11 0-3-3-11-11-11-7 0-8 3-13 11-84 163-168 326-251 489-5 8-5 9-5 11 0 5 3 11 11 11 7 0 8-3 13-11 84-163 167-326 251-489z">
              <text:p/>
            </draw:path>
            <draw:path draw:style-name="gr17" draw:text-style-name="P9" draw:layer="layout" svg:width="0.371cm" svg:height="0.132cm" svg:x="16.189cm" svg:y="10.92cm" svg:viewBox="0 0 372 133" svg:d="M353 24c10 0 19 1 19-11s-9-13-17-13c-113 0-225 0-337 0-7 0-18 1-18 13s11 11 19 11c112 0 223 0 334 0zM355 133c8 0 17-1 17-13s-9-11-19-11c-111 0-222 0-334 0-8 0-19-1-19 11s11 13 18 13c112 0 224 0 337 0z">
              <text:p/>
            </draw:path>
            <draw:path draw:style-name="gr17" draw:text-style-name="P9" draw:layer="layout" svg:width="0.292cm" svg:height="0.355cm" svg:x="16.638cm" svg:y="10.878cm" svg:viewBox="0 0 293 356" svg:d="M43 316c-5 19-5 23-30 23-7 0-13 0-13 11 0 4 3 6 8 6 14 0 30-2 46-2 20 0 39 2 56 2 3 0 10 0 10-11 0-6-5-6-13-6-29 0-29-4-29-8 0-8 24-99 27-112 8 16 24 35 53 35 64 0 135-82 135-165 0-52-32-89-74-89-29 0-56 21-74 42-6-29-30-42-51-42-25 0-36 22-41 32-10 19-18 53-18 54 0 7 4 4 7 7 6 0 6-2 9-13 10-40 21-67 42-67 9 0 17 5 17 25 0 13-1 19-5 29-20 83-41 166-62 249zM142 73c3-16 19-31 29-39 19-18 37-21 46-21 23 0 36 19 36 52 0 34-20 98-29 119-19 40-47 57-67 57-37 0-44-46-44-49 0-2 0-2 2-10 9-36 18-72 27-109z">
              <text:p/>
            </draw:path>
            <draw:path draw:style-name="gr17" draw:text-style-name="P9" draw:layer="layout" svg:width="0.21cm" svg:height="0.275cm" svg:x="16.956cm" svg:y="10.937cm" svg:viewBox="0 0 211 276" svg:d="M121 5c0 5 0 9 0 14 28 0 31 3 31 23 0 26 0 53 0 79-15-12-34-22-54-22-53 0-98 40-98 89 0 50 42 88 93 88 32 0 51-17 57-24 0 8 0 16 0 24 20-1 41-2 61-3 0-5 0-10 0-14-27 0-30-4-30-23 0-78 0-157 0-236-20 2-40 3-60 5zM150 232c-9 17-30 33-56 33-22 0-38-13-44-24-8-11-13-27-13-53 0-8 0-38 16-55 16-18 35-23 46-23 19 0 35 10 46 24 5 7 5 7 5 13 0 28 0 56 0 85z">
              <text:p/>
            </draw:path>
          </draw:g>
        </draw:g>
        <draw:frame draw:style-name="gr55" draw:text-style-name="P1" draw:layer="layout" svg:width="2.254cm" svg:height="0.564cm" svg:x="10.308cm" svg:y="15.201cm">
          <draw:text-box>
            <text:p><text:span text:style-name="T1">・復号法</text:span></text:p>
          </draw:text-box>
        </draw:frame>
        <draw:frame draw:style-name="gr56" draw:text-style-name="P1" draw:layer="layout" svg:width="4.506cm" svg:height="0.564cm" svg:x="10.308cm" svg:y="16.601cm">
          <draw:text-box>
            <text:p><text:span text:style-name="T1">・実用的な誤り率</text:span></text:p>
          </draw:text-box>
        </draw:frame>
        <draw:frame draw:style-name="gr57" draw:text-style-name="P1" draw:layer="layout" svg:width="7.321cm" svg:height="0.564cm" svg:x="11.108cm" svg:y="15.801cm">
          <draw:text-box>
            <text:p><text:span text:style-name="T1">soft-input</text:span><text:span text:style-name="T1">復号</text:span><text:span text:style-name="T1">(FASTQ</text:span><text:span text:style-name="T1">形式</text:span><text:span text:style-name="T1">)</text:span></text:p>
          </draw:text-box>
        </draw:frame>
        <draw:g draw:style-name="gr16">
          <svg:title>TexMaths</svg:title>
          <svg:desc>16§display§\leq 10^{-15}§svg§600§TRUE§</svg:desc>
          <draw:g>
            <draw:path draw:style-name="gr17" draw:text-style-name="P9" draw:layer="layout" svg:width="0.343cm" svg:height="0.431cm" svg:x="15.035cm" svg:y="16.708cm" svg:viewBox="0 0 344 432" svg:d="M333 24c6-3 11-6 11-13 0-6-5-11-11-11-4 0-8 2-10 3-104 49-208 97-312 145-9 5-11 10-11 15s3 8 11 11c104 48 208 97 312 145 6 5 8 5 10 5 6 0 11-5 11-11 0-5-2-8-11-13-98-46-197-91-295-137 98-47 197-93 295-139zM325 432c9 0 19 0 19-11s-11-11-21-11c-101 0-201 0-302 0-8 0-21 0-21 11s11 11 21 11c101 0 202 0 304 0z">
              <text:p/>
            </draw:path>
            <draw:path draw:style-name="gr17" draw:text-style-name="P9" draw:layer="layout" svg:width="0.184cm" svg:height="0.372cm" svg:x="15.631cm" svg:y="16.69cm" svg:viewBox="0 0 185 373" svg:d="M115 14c0-12 0-14-13-14-35 37-84 37-102 37 0 6 0 11 0 17 11 0 45 0 74-14 0 96 0 192 0 289 0 20-2 27-52 27-6 0-12 0-19 0 0 6 0 12 0 17 21-1 69-1 91-1 23 0 72 0 91 1 0-5 0-11 0-17-5 0-11 0-17 0-51 0-53-7-53-27 0-105 0-210 0-315z">
              <text:p/>
            </draw:path>
            <draw:path draw:style-name="gr17" draw:text-style-name="P9" draw:layer="layout" svg:width="0.236cm" svg:height="0.385cm" svg:x="15.884cm" svg:y="16.69cm" svg:viewBox="0 0 237 386" svg:d="M237 195c0-45-4-90-23-131-25-54-72-64-96-64-33 0-73 14-97 67-18 38-21 83-21 128 0 41 3 91 26 134 24 44 65 57 92 57 31 0 74-13 98-65 17-39 21-83 21-126zM118 373c-22 0-54-14-65-68-7-34-7-85-7-118 0-35 0-72 5-102 11-67 53-72 67-72 20 0 56 9 66 65 6 32 6 74 6 109 0 43 0 81-6 116-8 53-40 70-66 70z">
              <text:p/>
            </draw:path>
            <draw:path draw:style-name="gr17" draw:text-style-name="P9" draw:layer="layout" svg:width="0.264cm" svg:height="0.018cm" svg:x="16.186cm" svg:y="16.725cm" svg:viewBox="0 0 265 19" svg:d="M249 19c7 0 16 0 16-9 0-10-9-10-16-10-77 0-155 0-233 0-6 0-16 0-16 10 0 9 8 9 16 9 78 0 156 0 233 0z">
              <text:p/>
            </draw:path>
            <draw:path draw:style-name="gr17" draw:text-style-name="P9" draw:layer="layout" svg:width="0.143cm" svg:height="0.259cm" svg:x="16.536cm" svg:y="16.572cm" svg:viewBox="0 0 144 260" svg:d="M90 11c0-11 0-11-12-11-25 26-60 26-78 26 0 4 0 9 0 14 10 0 37 0 58-11 0 66 0 133 0 199 0 13 0 18-40 18-5 0-10 0-15 0 0 5 0 9 0 14 8 0 56-1 71-1 12 0 62 1 70 1 0-5 0-9 0-14-5 0-10 0-14 0-40 0-40-5-40-18 0-72 0-144 0-217z">
              <text:p/>
            </draw:path>
            <draw:path draw:style-name="gr17" draw:text-style-name="P9" draw:layer="layout" svg:width="0.173cm" svg:height="0.267cm" svg:x="16.743cm" svg:y="16.572cm" svg:viewBox="0 0 174 268" svg:d="M37 41c19 5 32 5 38 5 51 0 82-35 82-40 0-4-3-6-5-6-1 1-2 0-3 2-10 3-31 11-59 11-12 0-32 0-58-11-3-2-3-1-5-2-5 0-5 5-5 11 0 38 0 77 0 115 0 6 0 11 7 11 3 0 3 0 8-5 16-22 40-25 54-25 24 0 34 19 37 22 6 13 8 29 8 51 0 11 0 35-11 51-10 15-27 24-47 24-25 0-51-14-60-40 14 2 22-8 22-19 0-16-14-19-21-19-6 7-19 0-19 21 0 35 32 70 80 70 50 0 94-37 94-86 0-45-33-85-83-85-17 0-37 4-54 19 0-25 0-50 0-75z">
              <text:p/>
            </draw:path>
          </draw:g>
        </draw:g>
      </draw:page>
      <draw:page draw:name="page2" draw:style-name="dp1" draw:master-page-name="Default">
        <draw:frame draw:style-name="gr2" draw:text-style-name="P2" draw:layer="layout" svg:width="0.188cm" svg:height="0.319cm" svg:x="30cm" svg:y="0.101cm">
          <draw:text-box>
            <text:p><text:span text:style-name="T2">8</text:span></text:p>
          </draw:text-box>
        </draw:frame>
        <draw:frame draw:style-name="gr3" draw:text-style-name="P3" draw:layer="layout" svg:width="0.459cm" svg:height="0.352cm" svg:x="30.001cm" svg:y="0.602cm">
          <draw:text-box>
            <text:p><text:span text:style-name="T3">10</text:span></text:p>
          </draw:text-box>
        </draw:frame>
        <draw:frame draw:style-name="gr8" draw:text-style-name="P6" draw:layer="layout" svg:width="0.739cm" svg:height="0.564cm" svg:x="30.002cm" svg:y="1.102cm">
          <draw:text-box>
            <text:p><text:span text:style-name="T6">16</text:span></text:p>
          </draw:text-box>
        </draw:frame>
        <draw:frame draw:style-name="gr58" draw:text-style-name="P16" draw:layer="layout" svg:width="2.542cm" svg:height="0.636cm" svg:x="1.202cm" svg:y="1.102cm">
          <draw:text-box>
            <text:p text:style-name="P15"><text:span text:style-name="T4">研究計画</text:span></text:p>
          </draw:text-box>
        </draw:frame>
        <draw:frame draw:style-name="gr11" draw:text-style-name="P18" draw:layer="layout" svg:width="3.812cm" svg:height="0.636cm" svg:x="1.203cm" svg:y="2.102cm">
          <draw:text-box>
            <text:p text:style-name="P17"><text:span text:style-name="T7">【符号理論】</text:span></text:p>
          </draw:text-box>
        </draw:frame>
        <draw:frame draw:style-name="gr59" draw:text-style-name="P18" draw:layer="layout" svg:width="7.622cm" svg:height="0.636cm" svg:x="1.203cm" svg:y="19.002cm">
          <draw:text-box>
            <text:p text:style-name="P17"><text:span text:style-name="T8">【実データ・応用・実装】</text:span></text:p>
          </draw:text-box>
        </draw:frame>
        <draw:frame draw:style-name="gr60" draw:text-style-name="P18" draw:layer="layout" svg:width="3.787cm" svg:height="0.636cm" svg:x="1.903cm" svg:y="3.102cm">
          <draw:text-box>
            <text:p text:style-name="P17"><text:span text:style-name="T8">通信路モデル</text:span></text:p>
          </draw:text-box>
        </draw:frame>
        <draw:frame draw:style-name="gr61" draw:text-style-name="P18" draw:layer="layout" svg:width="2.596cm" svg:height="0.636cm" svg:x="2.204cm" svg:y="7.502cm">
          <draw:text-box>
            <text:p text:style-name="P17"><text:span text:style-name="T8">符号機能</text:span></text:p>
          </draw:text-box>
        </draw:frame>
        <draw:frame draw:style-name="gr11" draw:text-style-name="P18" draw:layer="layout" svg:width="2.542cm" svg:height="0.636cm" svg:x="17.405cm" svg:y="3.102cm">
          <draw:text-box>
            <text:p text:style-name="P17"><text:span text:style-name="T8">性能評価</text:span></text:p>
          </draw:text-box>
        </draw:frame>
        <draw:frame draw:style-name="gr62" draw:text-style-name="P18" draw:layer="layout" svg:width="7.622cm" svg:height="0.636cm" svg:x="17.405cm" svg:y="12.602cm">
          <draw:text-box>
            <text:p text:style-name="P17"><text:span text:style-name="T8">シミュレーション実行環境</text:span></text:p>
          </draw:text-box>
        </draw:frame>
        <draw:frame draw:style-name="gr11" draw:text-style-name="P18" draw:layer="layout" svg:width="2.542cm" svg:height="0.636cm" svg:x="24.305cm" svg:y="3.102cm">
          <draw:text-box>
            <text:p text:style-name="P17"><text:span text:style-name="T8">成果発表</text:span></text:p>
          </draw:text-box>
        </draw:frame>
        <draw:frame draw:style-name="gr63" draw:text-style-name="P18" draw:layer="layout" svg:width="7.597cm" svg:height="1.271cm" svg:x="1.605cm" svg:y="14.002cm">
          <draw:text-box>
            <text:p text:style-name="P17"><text:span text:style-name="T8">シーケンサモデル調査</text:span></text:p>
            <text:p text:style-name="P17"><text:span text:style-name="T8">サンプルデータ収集／生成</text:span></text:p>
          </draw:text-box>
        </draw:frame>
        <draw:frame draw:style-name="gr64" draw:text-style-name="P18" draw:layer="layout" svg:width="4.417cm" svg:height="0.636cm" svg:x="11.506cm" svg:y="14.003cm">
          <draw:text-box>
            <text:p text:style-name="P17"><text:span text:style-name="T8">プログラム作成</text:span></text:p>
          </draw:text-box>
        </draw:frame>
        <draw:frame draw:style-name="gr15" draw:text-style-name="P18" draw:layer="layout" svg:width="4.447cm" svg:height="0.636cm" svg:x="23.506cm" svg:y="18.003cm">
          <draw:text-box>
            <text:p text:style-name="P17"><text:span text:style-name="T8">ライブラリ公開</text:span></text:p>
          </draw:text-box>
        </draw:frame>
        <draw:frame draw:style-name="gr65" draw:text-style-name="P18" draw:layer="layout" svg:width="3.77cm" svg:height="0.636cm" svg:x="24.005cm" svg:y="13.902cm">
          <draw:text-box>
            <text:p text:style-name="P17"><text:span text:style-name="T8">システム設計</text:span></text:p>
          </draw:text-box>
        </draw:frame>
        <draw:frame draw:style-name="gr66" draw:text-style-name="P1" draw:layer="layout" svg:width="3.38cm" svg:height="1.69cm" svg:x="14.606cm" svg:y="14.903cm">
          <draw:text-box>
            <text:p><text:span text:style-name="T1">通信路モデル</text:span></text:p>
            <text:p><text:span text:style-name="T1">符号探索</text:span></text:p>
            <text:p><text:span text:style-name="T1">符号化／復号</text:span></text:p>
          </draw:text-box>
        </draw:frame>
        <draw:custom-shape draw:style-name="gr67" draw:text-style-name="P10" draw:layer="layout" svg:width="27.599cm" svg:height="11.5cm" svg:x="1.001cm" svg:y="1.9cm">
          <text:p/>
          <draw:enhanced-geometry svg:viewBox="0 0 21600 21600" draw:path-stretchpoint-x="10800" draw:path-stretchpoint-y="10800" draw:text-areas="?f3 ?f4 ?f5 ?f6" draw:type="round-rectangle" draw:modifiers="936.6022497836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0" draw:layer="layout" svg:width="27.602cm" svg:height="7.4cm" svg:x="1.1cm" svg:y="12.4cm">
          <text:p/>
          <draw:enhanced-geometry svg:viewBox="0 0 21600 21600" draw:path-stretchpoint-x="10800" draw:path-stretchpoint-y="10800" draw:text-areas="?f3 ?f4 ?f5 ?f6" draw:type="round-rectangle" draw:modifiers="936.6022497836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9" draw:text-style-name="P1" draw:layer="layout" svg:width="8.93cm" svg:height="2.253cm" svg:x="1.709cm" svg:y="15.601cm">
          <draw:text-box>
            <text:p><text:span text:style-name="T1">・</text:span><text:span text:style-name="T1">MESA: DNA storage simulator</text:span></text:p>
            <text:p><text:span text:style-name="T1">・</text:span><text:span text:style-name="T1">Oxford Nanopore: base caller</text:span></text:p>
            <text:p><text:span text:style-name="T1">・</text:span><text:span text:style-name="T1">MSR experimental data</text:span></text:p>
            <text:p><text:span text:style-name="T1">　など </text:span></text:p>
          </draw:text-box>
        </draw:frame>
        <draw:custom-shape draw:style-name="gr70" draw:text-style-name="P10" draw:layer="layout" svg:width="9.6cm" svg:height="4.4cm" svg:x="1.4cm" svg:y="13.8cm">
          <text:p/>
          <draw:enhanced-geometry svg:viewBox="0 0 21600 21600" draw:type="rectangle" draw:enhanced-path="M 0 0 L 21600 0 21600 21600 0 21600 0 0 Z N"/>
        </draw:custom-shape>
        <draw:frame draw:style-name="gr71" draw:text-style-name="P1" draw:layer="layout" svg:width="5.069cm" svg:height="0.564cm" svg:x="1.817cm" svg:y="3.902cm">
          <draw:text-box>
            <text:p><text:span text:style-name="T1">・非対称同期誤り：</text:span></text:p>
          </draw:text-box>
        </draw:frame>
        <draw:g draw:style-name="gr16">
          <svg:title>TexMaths</svg:title>
          <svg:desc>16§display§p_{\rm i} \!\neq\! p_{\rm d}§svg§600§TRUE§</svg:desc>
          <draw:g>
            <draw:path draw:style-name="gr17" draw:text-style-name="P9" draw:layer="layout" svg:width="0.293cm" svg:height="0.355cm" svg:x="8.139cm" svg:y="4.078cm" svg:viewBox="0 0 294 356" svg:d="M43 316c-5 19-5 23-30 23-7 0-13 0-13 11 0 4 3 6 8 6 14 0 30-2 46-2 20 0 39 2 56 2 3 0 10 0 10-11 0-6-5-6-13-6-29 0-29-4-29-8 0-8 24-99 29-112 6 16 22 35 51 35 66 0 136-82 136-165 0-52-33-89-75-89-29 0-56 21-74 42-6-29-30-42-51-42-25 0-36 22-41 32-10 19-18 53-18 54 0 7 7 7 8 7 5 0 5-2 10-13 8-40 21-67 40-67 9 0 17 5 17 25 0 13-1 19-3 29-21 83-43 166-64 249zM142 73c5-16 19-31 29-39 21-18 37-21 46-21 23 0 36 19 36 52 0 34-18 98-29 119-19 40-45 57-66 57-38 0-45-46-45-49 0-2 0-2 2-10 9-36 18-72 27-109z">
              <text:p/>
            </draw:path>
            <draw:path draw:style-name="gr17" draw:text-style-name="P9" draw:layer="layout" svg:width="0.084cm" svg:height="0.264cm" svg:x="8.462cm" svg:y="4.145cm" svg:viewBox="0 0 85 265" svg:d="M61 22c0-11-10-22-23-22-12 0-22 10-22 22 0 15 11 24 22 24 13 0 23-11 23-24zM2 96c0 5 0 9 0 14 24 0 27 2 27 23 0 33 0 67 0 100 0 18-3 18-29 18 0 4 0 9 0 14 14 0 29-2 43-2 15 0 29 0 42 2 0-5 0-10 0-14-23 0-26 0-26-16 0-48 0-96 0-144-19 2-38 3-57 5z">
              <text:p/>
            </draw:path>
            <draw:path draw:style-name="gr17" draw:text-style-name="P9" draw:layer="layout" svg:width="0.279cm" svg:height="0.521cm" svg:x="8.735cm" svg:y="3.925cm" svg:viewBox="0 0 280 522" svg:d="M275 22c5-8 5-9 5-11 0-3-3-11-11-11-7 0-8 3-13 11-84 163-168 326-251 489-5 8-5 9-5 11 0 5 3 11 11 11 7 0 8-3 13-11 84-163 167-326 251-489z">
              <text:p/>
            </draw:path>
            <draw:path draw:style-name="gr17" draw:text-style-name="P9" draw:layer="layout" svg:width="0.371cm" svg:height="0.132cm" svg:x="8.689cm" svg:y="4.12cm" svg:viewBox="0 0 372 133" svg:d="M353 24c10 0 19 1 19-11s-9-13-17-13c-113 0-225 0-337 0-7 0-18 1-18 13s11 11 19 11c112 0 223 0 334 0zM355 133c8 0 17-1 17-13s-9-11-19-11c-111 0-222 0-334 0-8 0-19-1-19 11s11 13 18 13c112 0 224 0 337 0z">
              <text:p/>
            </draw:path>
            <draw:path draw:style-name="gr17" draw:text-style-name="P9" draw:layer="layout" svg:width="0.292cm" svg:height="0.355cm" svg:x="9.138cm" svg:y="4.078cm" svg:viewBox="0 0 293 356" svg:d="M43 316c-5 19-5 23-30 23-7 0-13 0-13 11 0 4 3 6 8 6 14 0 30-2 46-2 20 0 39 2 56 2 3 0 10 0 10-11 0-6-5-6-13-6-29 0-29-4-29-8 0-8 24-99 27-112 8 16 24 35 53 35 64 0 135-82 135-165 0-52-32-89-74-89-29 0-56 21-74 42-6-29-30-42-51-42-25 0-36 22-41 32-10 19-18 53-18 54 0 7 4 4 7 7 6 0 6-2 9-13 10-40 21-67 42-67 9 0 17 5 17 25 0 13-1 19-5 29-20 83-41 166-62 249zM142 73c3-16 19-31 29-39 19-18 37-21 46-21 23 0 36 19 36 52 0 34-20 98-29 119-19 40-47 57-67 57-37 0-44-46-44-49 0-2 0-2 2-10 9-36 18-72 27-109z">
              <text:p/>
            </draw:path>
            <draw:path draw:style-name="gr17" draw:text-style-name="P9" draw:layer="layout" svg:width="0.21cm" svg:height="0.275cm" svg:x="9.456cm" svg:y="4.137cm" svg:viewBox="0 0 211 276" svg:d="M121 5c0 5 0 9 0 14 28 0 31 3 31 23 0 26 0 53 0 79-15-12-34-22-54-22-53 0-98 40-98 89 0 50 42 88 93 88 32 0 51-17 57-24 0 8 0 16 0 24 20-1 41-2 61-3 0-5 0-10 0-14-27 0-30-4-30-23 0-78 0-157 0-236-20 2-40 3-60 5zM150 232c-9 17-30 33-56 33-22 0-38-13-44-24-8-11-13-27-13-53 0-8 0-38 16-55 16-18 35-23 46-23 19 0 35 10 46 24 5 7 5 7 5 13 0 28 0 56 0 85z">
              <text:p/>
            </draw:path>
          </draw:g>
        </draw:g>
        <draw:frame draw:style-name="gr72" draw:text-style-name="P1" draw:layer="layout" svg:width="6.195cm" svg:height="0.564cm" svg:x="1.818cm" svg:y="4.602cm">
          <draw:text-box>
            <text:p><text:span text:style-name="T1">・非対称シンボル誤り：</text:span></text:p>
          </draw:text-box>
        </draw:frame>
        <draw:g draw:style-name="gr16">
          <svg:title>TexMaths</svg:title>
          <svg:desc>16§display§p(y|x) \!=\! p(y'|x)§svg§600§TRUE§</svg:desc>
          <draw:g>
            <draw:path draw:style-name="gr17" draw:text-style-name="P9" draw:layer="layout" svg:width="0.292cm" svg:height="0.355cm" svg:x="8.14cm" svg:y="4.765cm" svg:viewBox="0 0 293 356" svg:d="M43 316c-5 19-5 22-30 22-7 0-13 0-13 11 0 5 3 7 8 7 14 0 30-2 46-2 20 0 39 2 56 2 4 0 10 0 10-12 0-6-5-6-13-6-29 0-29-3-29-8 0-6 24-99 28-112 8 16 24 36 52 36 64 0 135-82 135-165 0-52-32-89-74-89-29 0-56 21-73 41-7-30-31-41-52-41-25 0-36 22-41 32-10 19-18 53-18 54 0 6 4 4 7 6 6 0 6-1 9-12 10-40 21-67 42-67 9 0 17 5 17 25 0 13-1 19-4 29-21 83-42 166-63 249zM142 73c4-16 20-32 29-40 19-17 37-20 47-20 22 0 35 19 35 52 0 34-19 98-29 118-19 40-46 58-67 58-37 0-43-46-43-50 0-1 0-1 1-8 9-36 18-73 27-110z">
              <text:p/>
            </draw:path>
            <draw:path draw:style-name="gr17" draw:text-style-name="P9" draw:layer="layout" svg:width="0.129cm" svg:height="0.559cm" svg:x="8.497cm" svg:y="4.592cm" svg:viewBox="0 0 130 560" svg:d="M130 553c0-1 0-1-10-11-70-70-88-177-88-261 0-99 21-196 91-267 7-6 7-6 7-8 0-4-2-6-5-6-7 0-56 38-90 108-29 63-35 125-35 173 0 43 6 110 37 173 33 69 81 106 88 106 3 0 5-2 5-7z">
              <text:p/>
            </draw:path>
            <draw:path draw:style-name="gr17" draw:text-style-name="P9" draw:layer="layout" svg:width="0.258cm" svg:height="0.361cm" svg:x="8.676cm" svg:y="4.765cm" svg:viewBox="0 0 259 362" svg:d="M256 35c3-8 3-9 3-14 0-10-8-15-17-15-5 0-15 4-20 12-1 3-4 20-8 30-3 14-8 30-11 44-8 35-17 69-25 103-2 8-26 46-63 46-29 0-35-24-35-45 0-25 10-60 29-110 9-22 11-29 11-40 0-25-18-46-46-46-53 0-74 81-74 86 0 6 5 6 6 6 5 0 7-1 10-11 14-52 37-68 56-68 5 0 14 0 14 17 0 15-6 29-9 40-23 59-34 91-34 117 0 51 37 67 69 67 22 0 42-10 58-26-8 30-15 57-37 86-15 19-35 35-63 35-8 0-32-1-41-22 8 0 16 0 24-6 5-7 11-13 11-24 0-18-16-20-21-20-13 0-32 8-32 37 0 27 26 48 59 48 60 0 117-51 133-113 18-71 35-143 53-214z">
              <text:p/>
            </draw:path>
            <draw:path draw:style-name="gr17" draw:text-style-name="P9" draw:layer="layout" svg:width="0.021cm" svg:height="0.559cm" svg:x="9.021cm" svg:y="4.592cm" svg:viewBox="0 0 22 560" svg:d="M22 21c0-11 0-21-11-21s-11 10-11 21c0 172 0 345 0 518 0 11 0 21 11 21s11-10 11-21c0-173 0-346 0-518z">
              <text:p/>
            </draw:path>
            <draw:path draw:style-name="gr17" draw:text-style-name="P9" draw:layer="layout" svg:width="0.279cm" svg:height="0.253cm" svg:x="9.127cm" svg:y="4.765cm" svg:viewBox="0 0 280 254" svg:d="M171 78c3-14 16-65 56-65 3 0 16 0 29 6-16 3-27 18-27 30 0 10 6 21 21 21 12 0 30-11 30-33 0-29-34-37-53-37-32 0-51 30-59 43-13-37-43-43-59-43-59 0-91 72-91 86 0 6 4 4 6 6 5 0 6-1 8-6 19-59 56-73 75-73 11 0 31 5 31 36 0 18-10 56-31 134-9 35-29 58-54 58-3 0-16 0-27-7 14-3 25-14 25-30s-11-19-21-19c-16 0-30 14-30 32 0 25 29 37 53 37 37 0 57-39 59-44 6 21 27 44 61 44 57 0 89-72 89-87 0-4-4-4-6-4-5 0-6 1-8 4-18 61-56 74-74 74-22 0-32-18-32-37 0-11 4-24 10-49 6-26 13-51 19-77z">
              <text:p/>
            </draw:path>
            <draw:path draw:style-name="gr17" draw:text-style-name="P9" draw:layer="layout" svg:width="0.129cm" svg:height="0.559cm" svg:x="9.464cm" svg:y="4.592cm" svg:viewBox="0 0 130 560" svg:d="M130 281c0-45-7-112-37-176-34-68-82-105-88-105-3 0-5 2-5 6 0 2 0 2 10 13 56 54 88 144 88 262 0 95-21 193-92 264-6 7-6 7-6 8 0 5 2 7 5 7 6 0 56-39 89-109 29-62 36-124 36-170z">
              <text:p/>
            </draw:path>
            <draw:path draw:style-name="gr17" draw:text-style-name="P9" draw:layer="layout" svg:width="0.373cm" svg:height="0.131cm" svg:x="9.744cm" svg:y="4.806cm" svg:viewBox="0 0 374 132" svg:d="M355 22c8 0 19 0 19-11s-11-11-19-11c-112 0-224 0-336 0-8 0-19 0-19 11s11 11 19 11c112 0 224 0 336 0zM355 132c8 0 19 0 19-11s-11-11-19-11c-112 0-224 0-336 0-8 0-19 0-19 11s11 11 19 11c112 0 224 0 336 0z">
              <text:p/>
            </draw:path>
            <draw:path draw:style-name="gr17" draw:text-style-name="P9" draw:layer="layout" svg:width="0.293cm" svg:height="0.355cm" svg:x="10.194cm" svg:y="4.765cm" svg:viewBox="0 0 294 356" svg:d="M43 316c-3 19-5 22-30 22-7 0-13 0-13 11 0 5 3 7 8 7 14 0 32-2 46-2 20 0 39 2 56 2 4 0 10 0 10-12 0-6-5-6-13-6-29 0-29-3-29-8 0-6 24-99 29-112 7 16 23 36 51 36 66 0 136-82 136-165 0-52-32-89-75-89-29 0-56 21-73 41-7-30-31-41-52-41-25 0-36 22-41 32-10 19-18 53-18 54 0 6 7 6 8 6 5 0 5-1 10-12 9-40 21-67 40-67 9 0 17 5 17 25 0 13-1 19-3 29-21 83-42 166-64 249zM142 73c5-16 20-32 29-40 21-17 37-20 47-20 22 0 35 19 35 52 0 34-18 98-29 118-19 40-45 58-66 58-38 0-44-46-44-50 0-1 0-1 1-8 9-36 18-73 27-110z">
              <text:p/>
            </draw:path>
            <draw:path draw:style-name="gr17" draw:text-style-name="P9" draw:layer="layout" svg:width="0.129cm" svg:height="0.559cm" svg:x="10.55cm" svg:y="4.592cm" svg:viewBox="0 0 130 560" svg:d="M130 553c0-1 0-1-8-11-71-70-90-177-90-261 0-99 22-196 91-267 7-6 7-6 7-8 0-4-2-6-5-6-7 0-56 38-90 108-29 63-35 125-35 173 0 43 6 110 37 173 33 69 81 106 88 106 3 0 5-2 5-7z">
              <text:p/>
            </draw:path>
            <draw:path draw:style-name="gr17" draw:text-style-name="P9" draw:layer="layout" svg:width="0.258cm" svg:height="0.361cm" svg:x="10.73cm" svg:y="4.765cm" svg:viewBox="0 0 259 362" svg:d="M258 35c1-8 1-9 1-14 0-10-8-15-16-15-6 0-14 4-21 12 0 3-4 20-6 30-5 14-8 30-11 44-9 35-17 69-26 103-3 8-27 46-64 46-29 0-35-24-35-45 0-25 10-60 29-110 9-22 11-29 11-40 0-25-18-46-46-46-53 0-74 81-74 86 0 6 4 4 6 6 7 0 7-1 10-11 14-52 37-68 56-68 5 0 14 0 14 17 0 15-4 29-9 40-23 59-32 91-32 117 0 51 35 67 69 67 20 0 40-10 56-26-7 30-15 57-37 86-15 19-35 35-61 35-8 0-34-1-43-22 9 0 16 0 24-6 6-7 11-13 11-24 0-18-14-20-21-20-13 0-32 8-32 37 0 27 26 48 61 48 58 0 115-51 131-113 18-71 36-143 55-214z">
              <text:p/>
            </draw:path>
            <draw:path draw:style-name="gr17" draw:text-style-name="P9" draw:layer="layout" svg:width="0.098cm" svg:height="0.202cm" svg:x="11.027cm" svg:y="4.562cm" svg:viewBox="0 0 99 203" svg:d="M96 33c3-6 3-9 3-11 0-12-11-22-22-22-16 0-21 13-23 19-17 56-34 113-51 169-1 0-2 4-3 7 0 4 13 8 16 8s3 0 6-7c25-54 49-108 74-163z">
              <text:p/>
            </draw:path>
            <draw:path draw:style-name="gr17" draw:text-style-name="P9" draw:layer="layout" svg:width="0.021cm" svg:height="0.559cm" svg:x="11.233cm" svg:y="4.592cm" svg:viewBox="0 0 22 560" svg:d="M22 21c0-11 0-21-11-21s-11 10-11 21c0 172 0 345 0 518 0 11 0 21 11 21s11-10 11-21c0-173 0-346 0-518z">
              <text:p/>
            </draw:path>
            <draw:path draw:style-name="gr17" draw:text-style-name="P9" draw:layer="layout" svg:width="0.279cm" svg:height="0.253cm" svg:x="11.339cm" svg:y="4.765cm" svg:viewBox="0 0 280 254" svg:d="M171 78c3-14 16-65 56-65 3 0 16 0 27 6-14 3-25 18-25 30 0 10 5 21 21 21 12 0 30-11 30-33 0-29-34-37-53-37-32 0-51 30-59 43-13-37-43-43-61-43-57 0-89 72-89 86 0 6 4 6 6 6 5 0 6-1 8-6 19-59 56-73 75-73 10 0 31 5 31 36 0 18-10 56-31 134-9 35-29 58-54 58-3 0-16 0-27-7 14-3 25-14 25-30s-11-19-21-19c-16 0-30 14-30 32 0 25 27 37 53 37 37 0 57-39 59-44 6 21 27 44 61 44 57 0 89-72 89-87 0-4-4-4-6-4-5 0-6 1-8 4-18 61-56 74-75 74-21 0-31-18-31-37 0-11 4-24 10-49 6-26 13-51 19-77z">
              <text:p/>
            </draw:path>
            <draw:path draw:style-name="gr17" draw:text-style-name="P9" draw:layer="layout" svg:width="0.129cm" svg:height="0.559cm" svg:x="11.676cm" svg:y="4.592cm" svg:viewBox="0 0 130 560" svg:d="M130 281c0-45-7-112-37-176-34-68-82-105-88-105-3 0-5 2-5 6 0 2 0 2 10 13 56 54 88 144 88 262 0 95-21 193-92 264-6 7-6 7-6 8 0 5 2 7 5 7 6 0 56-39 89-109 29-62 36-124 36-170z">
              <text:p/>
            </draw:path>
          </draw:g>
        </draw:g>
        <draw:g draw:style-name="gr16">
          <svg:title>TexMaths</svg:title>
          <svg:desc>14§display§{\sf A}§svg§600§TRUE§</svg:desc>
          <draw:g>
            <draw:path draw:style-name="gr17" draw:text-style-name="P9" draw:layer="layout" svg:width="0.296cm" svg:height="0.338cm" svg:x="12.906cm" svg:y="4.168cm" svg:viewBox="0 0 297 339" svg:d="M170 0c-14 0-29 0-43 0-42 113-85 226-127 339 12 0 24 0 36 0 13-33 25-66 38-99 47 0 94 0 141 0 12 33 25 66 37 99 15 0 30 0 45 0-42-113-85-226-127-339zM205 212c-40 0-81 0-121 0 10-29 21-59 32-88 10-29 25-71 28-89h1c0 7 4 19 15 51 15 42 30 84 45 126z">
              <text:p/>
            </draw:path>
          </draw:g>
        </draw:g>
        <draw:g draw:style-name="gr16">
          <svg:title>TexMaths</svg:title>
          <svg:desc>14§display§{\sf T}§svg§600§TRUE§</svg:desc>
          <draw:g>
            <draw:path draw:style-name="gr17" draw:text-style-name="P9" draw:layer="layout" svg:width="0.294cm" svg:height="0.335cm" svg:x="12.908cm" svg:y="4.57cm" svg:viewBox="0 0 295 336" svg:d="M170 31c14 0 29 0 43 0 6 0 11 1 17 1 21 0 43 0 65 0 0-11 0-21 0-32-98 0-197 0-295 0 0 11 0 21 0 32 21 0 43 0 64 0 7 0 13-1 18-1 15 0 29 0 43 0 0 101 0 203 0 305 15 0 30 0 45 0 0-102 0-204 0-305z">
              <text:p/>
            </draw:path>
          </draw:g>
        </draw:g>
        <draw:g draw:style-name="gr16">
          <svg:title>TexMaths</svg:title>
          <svg:desc>14§display§{\sf G}§svg§600§TRUE§</svg:desc>
          <draw:g>
            <draw:path draw:style-name="gr17" draw:text-style-name="P9" draw:layer="layout" svg:width="0.259cm" svg:height="0.349cm" svg:x="12.908cm" svg:y="4.97cm" svg:viewBox="0 0 260 350" svg:d="M260 198c-34 0-68 0-103 0 0 10 0 21 0 31 22 0 43 0 64 0 0 26 0 53 0 79-19 7-43 10-64 10-64 0-112-64-112-144 0-76 48-142 112-142 39 0 67 11 92 32 2-13 5-27 7-40-28-17-65-24-97-24-95 0-159 85-159 174 0 90 65 176 159 176 36 0 68-10 101-24 0-42 0-85 0-128z">
              <text:p/>
            </draw:path>
          </draw:g>
        </draw:g>
        <draw:g draw:style-name="gr16">
          <svg:title>TexMaths</svg:title>
          <svg:desc>14§display§{\sf C}§svg§600§TRUE§</svg:desc>
          <draw:g>
            <draw:path draw:style-name="gr17" draw:text-style-name="P9" draw:layer="layout" svg:width="0.254cm" svg:height="0.349cm" svg:x="12.91cm" svg:y="5.371cm" svg:viewBox="0 0 255 350" svg:d="M252 289c-29 19-46 29-93 29-71 0-114-73-114-144 0-67 40-143 114-143 35 0 57 8 84 26 2-13 4-27 7-40-21-10-59-17-90-17-90 0-160 77-160 178 0 79 59 172 160 172 45 0 63-8 95-28-1-11-2-22-3-33z">
              <text:p/>
            </draw:path>
          </draw:g>
        </draw:g>
        <draw:g draw:style-name="gr16">
          <svg:title>TexMaths</svg:title>
          <svg:desc>14§display§{\sf A}§svg§600§TRUE§</svg:desc>
          <draw:g>
            <draw:path draw:style-name="gr17" draw:text-style-name="P9" draw:layer="layout" svg:width="0.296cm" svg:height="0.338cm" svg:x="15.607cm" svg:y="4.169cm" svg:viewBox="0 0 297 339" svg:d="M170 0c-14 0-29 0-43 0-42 113-85 226-127 339 12 0 24 0 36 0 13-33 25-66 38-99 47 0 94 0 141 0 12 33 25 66 37 99 15 0 30 0 45 0-42-113-85-226-127-339zM205 212c-40 0-81 0-121 0 10-29 21-59 32-88 10-29 25-71 28-89h1c0 7 4 19 15 51 15 42 30 84 45 126z">
              <text:p/>
            </draw:path>
          </draw:g>
        </draw:g>
        <draw:g draw:style-name="gr16">
          <svg:title>TexMaths</svg:title>
          <svg:desc>14§display§{\sf T}§svg§600§TRUE§</svg:desc>
          <draw:g>
            <draw:path draw:style-name="gr17" draw:text-style-name="P9" draw:layer="layout" svg:width="0.294cm" svg:height="0.335cm" svg:x="15.609cm" svg:y="4.571cm" svg:viewBox="0 0 295 336" svg:d="M170 31c14 0 29 0 43 0 6 0 11 1 17 1 21 0 43 0 65 0 0-11 0-21 0-32-98 0-197 0-295 0 0 11 0 21 0 32 21 0 43 0 64 0 7 0 13-1 18-1 15 0 29 0 43 0 0 101 0 203 0 305 15 0 30 0 45 0 0-102 0-204 0-305z">
              <text:p/>
            </draw:path>
          </draw:g>
        </draw:g>
        <draw:g draw:style-name="gr16">
          <svg:title>TexMaths</svg:title>
          <svg:desc>14§display§{\sf G}§svg§600§TRUE§</svg:desc>
          <draw:g>
            <draw:path draw:style-name="gr17" draw:text-style-name="P9" draw:layer="layout" svg:width="0.259cm" svg:height="0.349cm" svg:x="15.609cm" svg:y="4.971cm" svg:viewBox="0 0 260 350" svg:d="M260 198c-34 0-68 0-103 0 0 10 0 21 0 31 22 0 43 0 64 0 0 26 0 53 0 79-19 7-43 10-64 10-64 0-112-64-112-144 0-76 48-142 112-142 39 0 67 11 92 32 2-13 5-27 7-40-28-17-65-24-97-24-95 0-159 85-159 174 0 90 65 176 159 176 36 0 68-10 101-24 0-42 0-85 0-128z">
              <text:p/>
            </draw:path>
          </draw:g>
        </draw:g>
        <draw:g draw:style-name="gr16">
          <svg:title>TexMaths</svg:title>
          <svg:desc>14§display§{\sf C}§svg§600§TRUE§</svg:desc>
          <draw:g>
            <draw:path draw:style-name="gr17" draw:text-style-name="P9" draw:layer="layout" svg:width="0.254cm" svg:height="0.349cm" svg:x="15.611cm" svg:y="5.372cm" svg:viewBox="0 0 255 350" svg:d="M252 289c-29 19-46 29-93 29-71 0-114-73-114-144 0-67 40-143 114-143 35 0 57 8 84 26 2-13 4-27 7-40-21-10-59-17-90-17-90 0-160 77-160 178 0 79 59 172 160 172 45 0 63-8 95-28-1-11-2-22-3-33z">
              <text:p/>
            </draw:path>
          </draw:g>
        </draw:g>
        <draw:line draw:style-name="gr73" draw:text-style-name="P10" draw:layer="layout" svg:x1="13.4cm" svg:y1="4.3cm" svg:x2="15.4cm" svg:y2="4.3cm">
          <text:p/>
        </draw:line>
        <draw:line draw:style-name="gr73" draw:text-style-name="P10" draw:layer="layout" svg:x1="13.4cm" svg:y1="4.7cm" svg:x2="15.4cm" svg:y2="4.7cm">
          <text:p/>
        </draw:line>
        <draw:line draw:style-name="gr73" draw:text-style-name="P10" draw:layer="layout" svg:x1="13.4cm" svg:y1="5.1cm" svg:x2="15.4cm" svg:y2="5.1cm">
          <text:p/>
        </draw:line>
        <draw:line draw:style-name="gr73" draw:text-style-name="P10" draw:layer="layout" svg:x1="13.4cm" svg:y1="5.5cm" svg:x2="15.4cm" svg:y2="5.5cm">
          <text:p/>
        </draw:line>
        <draw:line draw:style-name="gr74" draw:text-style-name="P10" draw:layer="layout" svg:x1="13.4cm" svg:y1="4.3cm" svg:x2="15.4cm" svg:y2="5.1cm">
          <text:p/>
        </draw:line>
        <draw:line draw:style-name="gr74" draw:text-style-name="P10" draw:layer="layout" svg:x1="13.4cm" svg:y1="5.5cm" svg:x2="15.4cm" svg:y2="4.7cm">
          <text:p/>
        </draw:line>
        <draw:line draw:style-name="gr74" draw:text-style-name="P10" draw:layer="layout" svg:x1="13.4cm" svg:y1="5.1cm" svg:x2="15.4cm" svg:y2="4.3cm">
          <text:p/>
        </draw:line>
        <draw:line draw:style-name="gr74" draw:text-style-name="P10" draw:layer="layout" svg:x1="13.4cm" svg:y1="4.7cm" svg:x2="15.4cm" svg:y2="5.5cm">
          <text:p/>
        </draw:line>
        <draw:line draw:style-name="gr75" draw:text-style-name="P10" draw:layer="layout" svg:x1="13.4cm" svg:y1="4.3cm" svg:x2="15.4cm" svg:y2="4.7cm">
          <text:p/>
        </draw:line>
        <draw:line draw:style-name="gr75" draw:text-style-name="P10" draw:layer="layout" svg:x1="13.4cm" svg:y1="4.3cm" svg:x2="15.4cm" svg:y2="5.5cm">
          <text:p/>
        </draw:line>
        <draw:line draw:style-name="gr75" draw:text-style-name="P10" draw:layer="layout" svg:x1="13.4cm" svg:y1="4.7cm" svg:x2="15.4cm" svg:y2="4.3cm">
          <text:p/>
        </draw:line>
        <draw:line draw:style-name="gr75" draw:text-style-name="P10" draw:layer="layout" svg:x1="13.4cm" svg:y1="4.7cm" svg:x2="15.4cm" svg:y2="5.1cm">
          <text:p/>
        </draw:line>
        <draw:line draw:style-name="gr75" draw:text-style-name="P10" draw:layer="layout" svg:x1="13.4cm" svg:y1="5.1cm" svg:x2="15.4cm" svg:y2="5.5cm">
          <text:p/>
        </draw:line>
        <draw:line draw:style-name="gr75" draw:text-style-name="P10" draw:layer="layout" svg:x1="13.4cm" svg:y1="5.1cm" svg:x2="15.4cm" svg:y2="4.7cm">
          <text:p/>
        </draw:line>
        <draw:line draw:style-name="gr75" draw:text-style-name="P10" draw:layer="layout" svg:x1="13.4cm" svg:y1="5.5cm" svg:x2="15.4cm" svg:y2="5.1cm">
          <text:p/>
        </draw:line>
        <draw:line draw:style-name="gr75" draw:text-style-name="P10" draw:layer="layout" svg:x1="13.4cm" svg:y1="5.5cm" svg:x2="15.4cm" svg:y2="4.3cm">
          <text:p/>
        </draw:line>
        <draw:custom-shape draw:style-name="gr76" draw:text-style-name="P19" draw:layer="layout" svg:width="0.2cm" svg:height="0.2cm" svg:x="13.3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9" draw:layer="layout" svg:width="0.2cm" svg:height="0.2cm" svg:x="13.301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9" draw:layer="layout" svg:width="0.2cm" svg:height="0.2cm" svg:x="13.302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9" draw:layer="layout" svg:width="0.2cm" svg:height="0.2cm" svg:x="13.303cm" svg:y="5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9" draw:layer="layout" svg:width="0.2cm" svg:height="0.2cm" svg:x="15.301cm" svg:y="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9" draw:layer="layout" svg:width="0.2cm" svg:height="0.2cm" svg:x="15.302cm" svg:y="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9" draw:layer="layout" svg:width="0.2cm" svg:height="0.2cm" svg:x="15.303cm" svg:y="5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9" draw:layer="layout" svg:width="0.2cm" svg:height="0.2cm" svg:x="15.304cm" svg:y="5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6">
          <svg:title>TexMaths</svg:title>
          <svg:desc>16§display§x§svg§600§TRUE§</svg:desc>
          <draw:g>
            <draw:path draw:style-name="gr17" draw:text-style-name="P9" draw:layer="layout" svg:width="0.276cm" svg:height="0.25cm" svg:x="12.34cm" svg:y="4.726cm" svg:viewBox="0 0 277 251" svg:d="M170 78c4-14 16-65 55-65 3 0 15 0 28 6-16 3-27 18-27 30 0 10 7 19 21 19 13 0 30-9 30-31 0-29-33-37-51-37-33 0-52 29-59 43-14-38-44-43-60-43-58 0-89 71-89 86 0 5 4 5 6 5 5 0 6 0 8-7 19-59 56-71 73-71 11 0 30 4 30 36 0 18-9 54-30 132-8 35-27 57-52 57-4 0-16 0-28-6 15-3 26-14 26-30 0-15-11-19-21-19-16 0-30 14-30 31 0 26 29 37 53 37 36 0 57-38 58-43 7 21 26 43 59 43 58 0 90-71 90-86 0-5-5-5-7-5-5 0-6 2-8 7-17 59-55 71-73 71-22 0-30-17-30-36 0-11 3-24 9-48 7-25 13-51 19-76z">
              <text:p/>
            </draw:path>
          </draw:g>
        </draw:g>
        <draw:g draw:style-name="gr16">
          <svg:title>TexMaths</svg:title>
          <svg:desc>16§display§y§svg§600§TRUE§</svg:desc>
          <draw:g>
            <draw:path draw:style-name="gr17" draw:text-style-name="P9" draw:layer="layout" svg:width="0.257cm" svg:height="0.361cm" svg:x="16.141cm" svg:y="4.727cm" svg:viewBox="0 0 258 362" svg:d="M255 35c3-8 3-9 3-14 0-10-8-15-16-15-6 0-14 4-20 12 0 3-5 20-8 30-4 14-7 30-12 45-7 33-15 67-23 100-4 10-28 48-64 48-29 0-35-24-35-45 0-25 9-60 28-110 10-22 12-29 12-40 0-25-18-46-45-46-54 0-75 81-75 86 0 7 6 7 8 7 5 0 5-2 8-12 16-52 38-68 57-68 4 0 13 0 13 17 0 15-5 29-9 40-23 59-32 91-32 117 0 49 35 67 68 67 21 0 40-10 56-26-6 29-14 56-37 86-14 19-35 35-60 35-8 0-34-1-43-24 9 0 16 0 24-6 6-5 11-13 11-22 0-18-15-19-21-19-13 0-30 8-30 35 0 28 24 49 59 49 57 0 115-51 130-115 18-70 36-141 53-212z">
              <text:p/>
            </draw:path>
          </draw:g>
        </draw:g>
        <draw:frame draw:style-name="gr77" draw:text-style-name="P1" draw:layer="layout" svg:width="10.069cm" svg:height="0.564cm" svg:x="1.819cm" svg:y="5.302cm">
          <draw:text-box>
            <text:p><text:span text:style-name="T1">・オリゴ消失，ヘッダ／アドレス部誤り</text:span></text:p>
          </draw:text-box>
        </draw:frame>
        <draw:frame draw:style-name="gr78" draw:text-style-name="P1" draw:layer="layout" svg:width="9.527cm" svg:height="0.564cm" svg:x="1.82cm" svg:y="6.002cm">
          <draw:text-box>
            <text:p><text:span text:style-name="T1">・補助情報出力（信頼度パラメータ）</text:span></text:p>
          </draw:text-box>
        </draw:frame>
        <draw:custom-shape draw:style-name="gr79" draw:text-style-name="P10" draw:layer="layout" svg:width="15.2cm" svg:height="4cm" svg:x="1.6cm" svg:y="3cm">
          <text:p/>
          <draw:enhanced-geometry svg:viewBox="0 0 21600 21600" draw:type="rectangle" draw:enhanced-path="M 0 0 L 21600 0 21600 21600 0 21600 0 0 Z N"/>
        </draw:custom-shape>
        <draw:frame draw:style-name="gr61" draw:text-style-name="P18" draw:layer="layout" svg:width="5.052cm" svg:height="0.636cm" svg:x="22.004cm" svg:y="6.202cm">
          <draw:text-box>
            <text:p text:style-name="P17"><text:span text:style-name="T8">復号アルゴリズム</text:span></text:p>
          </draw:text-box>
        </draw:frame>
        <draw:frame draw:style-name="gr80" draw:text-style-name="P1" draw:layer="layout" svg:width="3.943cm" svg:height="0.564cm" svg:x="2.318cm" svg:y="8.302cm">
          <draw:text-box>
            <text:p><text:span text:style-name="T1">通信路符号化：</text:span></text:p>
          </draw:text-box>
        </draw:frame>
        <draw:frame draw:style-name="gr81" draw:text-style-name="P1" draw:layer="layout" svg:width="5.069cm" svg:height="1.69cm" svg:x="6.318cm" svg:y="8.302cm">
          <draw:text-box>
            <text:p><text:span text:style-name="T1">非対称同期誤り</text:span></text:p>
            <text:p><text:span text:style-name="T1">非対称シンボル誤り</text:span></text:p>
            <text:p><text:span text:style-name="T1">符号語消失</text:span></text:p>
          </draw:text-box>
        </draw:frame>
        <draw:frame draw:style-name="gr82" draw:text-style-name="P1" draw:layer="layout" svg:width="3.38cm" svg:height="0.564cm" svg:x="2.318cm" svg:y="10.102cm">
          <draw:text-box>
            <text:p><text:span text:style-name="T1">制約符号化：</text:span></text:p>
          </draw:text-box>
        </draw:frame>
        <draw:frame draw:style-name="gr83" draw:text-style-name="P1" draw:layer="layout" svg:width="4.231cm" svg:height="1.69cm" svg:x="6.319cm" svg:y="10.102cm">
          <draw:text-box>
            <text:p><text:span text:style-name="T1">連長制約</text:span></text:p>
            <text:p><text:span text:style-name="T1">GC</text:span><text:span text:style-name="T1">バランス制約</text:span></text:p>
            <text:p><text:span text:style-name="T1">motif</text:span><text:span text:style-name="T1">回避</text:span></text:p>
          </draw:text-box>
        </draw:frame>
        <draw:custom-shape draw:style-name="gr84" draw:text-style-name="P20" draw:layer="layout" svg:width="0.7cm" svg:height="0.7cm" svg:x="3.4cm" svg:y="9.1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7764.9072753209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10" draw:layer="layout" svg:width="9.6cm" svg:height="4.6cm" svg:x="2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1" draw:text-style-name="P18" draw:layer="layout" svg:width="2.596cm" svg:height="0.636cm" svg:x="12.204cm" svg:y="7.502cm">
          <draw:text-box>
            <text:p text:style-name="P17"><text:span text:style-name="T8">符号設計</text:span></text:p>
          </draw:text-box>
        </draw:frame>
        <draw:frame draw:style-name="gr86" draw:text-style-name="P1" draw:layer="layout" svg:width="2.817cm" svg:height="0.564cm" svg:x="11.718cm" svg:y="14.902cm">
          <draw:text-box>
            <text:p><text:span text:style-name="T1">提案手法：</text:span></text:p>
          </draw:text-box>
        </draw:frame>
        <draw:frame draw:style-name="gr87" draw:text-style-name="P1" draw:layer="layout" svg:width="2.817cm" svg:height="0.564cm" svg:x="11.719cm" svg:y="16.702cm">
          <draw:text-box>
            <text:p><text:span text:style-name="T1">比較対象：</text:span></text:p>
          </draw:text-box>
        </draw:frame>
        <draw:frame draw:style-name="gr88" draw:text-style-name="P1" draw:layer="layout" svg:width="3.981cm" svg:height="0.564cm" svg:x="12.318cm" svg:y="8.302cm">
          <draw:text-box>
            <text:p><text:span text:style-name="T1">(</text:span><text:span text:style-name="T1">例</text:span><text:span text:style-name="T1">) </text:span><text:span text:style-name="T1">連接符号化</text:span></text:p>
          </draw:text-box>
        </draw:frame>
        <draw:frame draw:style-name="gr89" draw:text-style-name="P1" draw:layer="layout" svg:width="8.057cm" svg:height="0.564cm" svg:x="12.519cm" svg:y="9.002cm">
          <draw:text-box>
            <text:p><text:span text:style-name="T1">外符号：</text:span><text:span text:style-name="T1">LDPC</text:span><text:span text:style-name="T1">符号，</text:span><text:span text:style-name="T1">polar</text:span><text:span text:style-name="T1">符号</text:span></text:p>
          </draw:text-box>
        </draw:frame>
        <draw:frame draw:style-name="gr90" draw:text-style-name="P1" draw:layer="layout" svg:width="8.298cm" svg:height="0.564cm" svg:x="12.52cm" svg:y="9.599cm">
          <draw:text-box>
            <text:p><text:span text:style-name="T1">内符号：非線形符号</text:span><text:span text:style-name="T1">(</text:span><text:span text:style-name="T1">計算機探索</text:span><text:span text:style-name="T1">)</text:span></text:p>
          </draw:text-box>
        </draw:frame>
        <draw:frame draw:style-name="gr91" draw:text-style-name="P1" draw:layer="layout" svg:width="1.691cm" svg:height="0.564cm" svg:x="17.819cm" svg:y="10.417cm">
          <draw:text-box>
            <text:p><text:span text:style-name="T1">オリゴ</text:span></text:p>
          </draw:text-box>
        </draw:frame>
        <draw:custom-shape draw:style-name="gr92" draw:text-style-name="P21" draw:layer="layout" svg:width="0.2cm" svg:height="0.2cm" svg:x="12.8cm" svg:y="10.4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1" draw:layer="layout" svg:width="0.2cm" svg:height="0.2cm" svg:x="13cm" svg:y="10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1" draw:layer="layout" svg:width="0.2cm" svg:height="0.2cm" svg:x="13.2cm" svg:y="10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1" draw:layer="layout" svg:width="0.2cm" svg:height="0.2cm" svg:x="13.4cm" svg:y="11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1" draw:layer="layout" svg:width="0.2cm" svg:height="0.2cm" svg:x="13.6cm" svg:y="11.2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1" draw:layer="layout" svg:width="0.2cm" svg:height="0.2cm" svg:x="13.8cm" svg:y="11.4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1" draw:layer="layout" svg:width="0.2cm" svg:height="0.2cm" svg:x="14cm" svg:y="10.4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1" draw:layer="layout" svg:width="0.2cm" svg:height="0.2cm" svg:x="14.2cm" svg:y="10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1" draw:layer="layout" svg:width="0.2cm" svg:height="0.2cm" svg:x="14.4cm" svg:y="10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1" draw:layer="layout" svg:width="0.2cm" svg:height="0.2cm" svg:x="14.6cm" svg:y="11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1" draw:layer="layout" svg:width="0.2cm" svg:height="0.2cm" svg:x="14.8cm" svg:y="11.2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1" draw:layer="layout" svg:width="0.2cm" svg:height="0.2cm" svg:x="15cm" svg:y="11.4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1" draw:layer="layout" svg:width="0.2cm" svg:height="0.2cm" svg:x="15.2cm" svg:y="10.4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1" draw:layer="layout" svg:width="0.2cm" svg:height="0.2cm" svg:x="15.4cm" svg:y="10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1" draw:layer="layout" svg:width="0.2cm" svg:height="0.2cm" svg:x="15.6cm" svg:y="10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1" draw:layer="layout" svg:width="0.2cm" svg:height="0.2cm" svg:x="15.8cm" svg:y="11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1" draw:layer="layout" svg:width="0.2cm" svg:height="0.2cm" svg:x="16cm" svg:y="11.2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1" draw:layer="layout" svg:width="0.2cm" svg:height="0.2cm" svg:x="16.2cm" svg:y="11.4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1" draw:layer="layout" svg:width="0.2cm" svg:height="0.2cm" svg:x="16.4cm" svg:y="10.4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1" draw:layer="layout" svg:width="0.2cm" svg:height="0.2cm" svg:x="16.6cm" svg:y="10.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1" draw:layer="layout" svg:width="0.2cm" svg:height="0.2cm" svg:x="16.8cm" svg:y="10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21" draw:layer="layout" svg:width="0.2cm" svg:height="0.2cm" svg:x="17cm" svg:y="11cm">
          <text:p/>
          <draw:enhanced-geometry svg:viewBox="0 0 21600 21600" draw:type="rectangle" draw:enhanced-path="M 0 0 L 21600 0 21600 21600 0 21600 0 0 Z N"/>
        </draw:custom-shape>
        <draw:g draw:style-name="gr16">
          <draw:custom-shape draw:style-name="gr93" draw:text-style-name="P10" draw:layer="layout" svg:width="4.4cm" svg:height="1.2cm" svg:x="12.8cm" svg:y="10.4cm">
            <text:p/>
            <draw:enhanced-geometry svg:viewBox="0 0 21600 21600" draw:type="rectangle" draw:enhanced-path="M 0 0 L 21600 0 21600 21600 0 21600 0 0 Z N"/>
          </draw:custom-shape>
          <draw:line draw:style-name="gr94" draw:text-style-name="P10" draw:layer="layout" svg:x1="12.8cm" svg:y1="10.6cm" svg:x2="17.2cm" svg:y2="10.6cm">
            <text:p/>
          </draw:line>
          <draw:line draw:style-name="gr94" draw:text-style-name="P10" draw:layer="layout" svg:x1="12.8cm" svg:y1="10.8cm" svg:x2="17.2cm" svg:y2="10.8cm">
            <text:p/>
          </draw:line>
          <draw:line draw:style-name="gr94" draw:text-style-name="P10" draw:layer="layout" svg:x1="12.8cm" svg:y1="11cm" svg:x2="17.2cm" svg:y2="11cm">
            <text:p/>
          </draw:line>
          <draw:line draw:style-name="gr94" draw:text-style-name="P10" draw:layer="layout" svg:x1="12.8cm" svg:y1="11.2cm" svg:x2="17.2cm" svg:y2="11.2cm">
            <text:p/>
          </draw:line>
          <draw:line draw:style-name="gr94" draw:text-style-name="P10" draw:layer="layout" svg:x1="12.8cm" svg:y1="11.4cm" svg:x2="17.2cm" svg:y2="11.4cm">
            <text:p/>
          </draw:line>
          <draw:line draw:style-name="gr94" draw:text-style-name="P10" draw:layer="layout" svg:x1="13cm" svg:y1="10.4cm" svg:x2="13cm" svg:y2="11.6cm">
            <text:p/>
          </draw:line>
          <draw:line draw:style-name="gr94" draw:text-style-name="P10" draw:layer="layout" svg:x1="13.2cm" svg:y1="10.4cm" svg:x2="13.2cm" svg:y2="11.6cm">
            <text:p/>
          </draw:line>
          <draw:line draw:style-name="gr94" draw:text-style-name="P10" draw:layer="layout" svg:x1="13.4cm" svg:y1="10.4cm" svg:x2="13.4cm" svg:y2="11.6cm">
            <text:p/>
          </draw:line>
          <draw:line draw:style-name="gr94" draw:text-style-name="P10" draw:layer="layout" svg:x1="13.6cm" svg:y1="10.4cm" svg:x2="13.6cm" svg:y2="11.6cm">
            <text:p/>
          </draw:line>
          <draw:line draw:style-name="gr94" draw:text-style-name="P10" draw:layer="layout" svg:x1="13.8cm" svg:y1="10.4cm" svg:x2="13.8cm" svg:y2="11.6cm">
            <text:p/>
          </draw:line>
          <draw:line draw:style-name="gr94" draw:text-style-name="P10" draw:layer="layout" svg:x1="14cm" svg:y1="10.4cm" svg:x2="14cm" svg:y2="11.6cm">
            <text:p/>
          </draw:line>
          <draw:line draw:style-name="gr94" draw:text-style-name="P10" draw:layer="layout" svg:x1="14.2cm" svg:y1="10.4cm" svg:x2="14.2cm" svg:y2="11.6cm">
            <text:p/>
          </draw:line>
          <draw:line draw:style-name="gr94" draw:text-style-name="P10" draw:layer="layout" svg:x1="14.4cm" svg:y1="10.4cm" svg:x2="14.4cm" svg:y2="11.6cm">
            <text:p/>
          </draw:line>
          <draw:line draw:style-name="gr94" draw:text-style-name="P10" draw:layer="layout" svg:x1="14.6cm" svg:y1="10.4cm" svg:x2="14.6cm" svg:y2="11.6cm">
            <text:p/>
          </draw:line>
          <draw:line draw:style-name="gr94" draw:text-style-name="P10" draw:layer="layout" svg:x1="14.8cm" svg:y1="10.4cm" svg:x2="14.8cm" svg:y2="11.6cm">
            <text:p/>
          </draw:line>
          <draw:line draw:style-name="gr94" draw:text-style-name="P10" draw:layer="layout" svg:x1="15cm" svg:y1="10.4cm" svg:x2="15cm" svg:y2="11.6cm">
            <text:p/>
          </draw:line>
          <draw:line draw:style-name="gr94" draw:text-style-name="P10" draw:layer="layout" svg:x1="15.2cm" svg:y1="10.4cm" svg:x2="15.2cm" svg:y2="11.6cm">
            <text:p/>
          </draw:line>
          <draw:line draw:style-name="gr94" draw:text-style-name="P10" draw:layer="layout" svg:x1="15.4cm" svg:y1="10.4cm" svg:x2="15.4cm" svg:y2="11.6cm">
            <text:p/>
          </draw:line>
          <draw:line draw:style-name="gr94" draw:text-style-name="P10" draw:layer="layout" svg:x1="15.6cm" svg:y1="10.4cm" svg:x2="15.6cm" svg:y2="11.6cm">
            <text:p/>
          </draw:line>
          <draw:line draw:style-name="gr94" draw:text-style-name="P10" draw:layer="layout" svg:x1="15.8cm" svg:y1="10.4cm" svg:x2="15.8cm" svg:y2="11.6cm">
            <text:p/>
          </draw:line>
          <draw:line draw:style-name="gr94" draw:text-style-name="P10" draw:layer="layout" svg:x1="16cm" svg:y1="10.4cm" svg:x2="16cm" svg:y2="11.6cm">
            <text:p/>
          </draw:line>
          <draw:line draw:style-name="gr94" draw:text-style-name="P10" draw:layer="layout" svg:x1="16.2cm" svg:y1="10.4cm" svg:x2="16.2cm" svg:y2="11.6cm">
            <text:p/>
          </draw:line>
          <draw:line draw:style-name="gr94" draw:text-style-name="P10" draw:layer="layout" svg:x1="16.4cm" svg:y1="10.4cm" svg:x2="16.4cm" svg:y2="11.6cm">
            <text:p/>
          </draw:line>
          <draw:line draw:style-name="gr94" draw:text-style-name="P10" draw:layer="layout" svg:x1="16.6cm" svg:y1="10.4cm" svg:x2="16.6cm" svg:y2="11.6cm">
            <text:p/>
          </draw:line>
          <draw:line draw:style-name="gr94" draw:text-style-name="P10" draw:layer="layout" svg:x1="16.8cm" svg:y1="10.4cm" svg:x2="16.8cm" svg:y2="11.6cm">
            <text:p/>
          </draw:line>
          <draw:line draw:style-name="gr94" draw:text-style-name="P10" draw:layer="layout" svg:x1="17cm" svg:y1="10.4cm" svg:x2="17cm" svg:y2="11.6cm">
            <text:p/>
          </draw:line>
        </draw:g>
        <draw:custom-shape draw:style-name="gr95" draw:text-style-name="P10" draw:layer="layout" svg:width="0.2cm" svg:height="1.2cm" svg:x="15.6cm" svg:y="10.4cm">
          <text:p/>
          <draw:enhanced-geometry svg:viewBox="0 0 21600 21600" draw:type="rectangle" draw:enhanced-path="M 0 0 L 21600 0 21600 21600 0 21600 0 0 Z N"/>
        </draw:custom-shape>
        <draw:line draw:style-name="gr96" draw:text-style-name="P10" draw:layer="layout" svg:x1="17.8cm" svg:y1="10.7cm" svg:x2="15.8cm" svg:y2="10.7cm">
          <text:p/>
        </draw:line>
        <draw:frame draw:style-name="gr97" draw:text-style-name="P1" draw:layer="layout" svg:width="2.254cm" svg:height="0.564cm" svg:x="17.82cm" svg:y="11.017cm">
          <draw:text-box>
            <text:p><text:span text:style-name="T1">外符号語</text:span></text:p>
          </draw:text-box>
        </draw:frame>
        <draw:line draw:style-name="gr98" draw:text-style-name="P10" draw:layer="layout" svg:x1="17.808cm" svg:y1="11.3cm" svg:x2="17.2cm" svg:y2="11.2cm">
          <text:p/>
        </draw:line>
        <draw:custom-shape draw:style-name="gr99" draw:text-style-name="P10" draw:layer="layout" svg:width="9cm" svg:height="4.6cm" svg:x="12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0" draw:text-style-name="P1" draw:layer="layout" svg:width="3.981cm" svg:height="0.564cm" svg:x="22.119cm" svg:y="7.017cm">
          <draw:text-box>
            <text:p><text:span text:style-name="T1">(</text:span><text:span text:style-name="T1">例</text:span><text:span text:style-name="T1">) </text:span><text:span text:style-name="T1">確率伝搬法</text:span></text:p>
          </draw:text-box>
        </draw:frame>
        <draw:frame draw:style-name="gr101" draw:text-style-name="P1" draw:layer="layout" svg:width="5.548cm" svg:height="2.253cm" svg:x="22.42cm" svg:y="7.732cm">
          <draw:text-box>
            <text:p><text:span text:style-name="T1">・ファクターグラフ</text:span></text:p>
            <text:p><text:span text:style-name="T1">・</text:span><text:span text:style-name="T1">soft-input</text:span><text:span text:style-name="T1">復号</text:span></text:p>
            <text:p><text:span text:style-name="T1">・マルチパス復号</text:span></text:p>
            <text:p><text:span text:style-name="T1">・拡大アルファベット</text:span></text:p>
          </draw:text-box>
        </draw:frame>
        <draw:custom-shape draw:style-name="gr76" draw:text-style-name="P19" draw:layer="layout" svg:width="0.2cm" svg:height="0.2cm" svg:x="22.9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9" draw:layer="layout" svg:width="0.2cm" svg:height="0.2cm" svg:x="23.3cm" svg:y="10.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9" draw:layer="layout" svg:width="0.2cm" svg:height="0.2cm" svg:x="22.5cm" svg:y="10.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9" draw:layer="layout" svg:width="0.2cm" svg:height="0.2cm" svg:x="23.7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9" draw:layer="layout" svg:width="0.2cm" svg:height="0.2cm" svg:x="24.1cm" svg:y="10.301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9" draw:layer="layout" svg:width="0.2cm" svg:height="0.2cm" svg:x="25.3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9" draw:layer="layout" svg:width="0.2cm" svg:height="0.2cm" svg:x="25.7cm" svg:y="10.30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9" draw:layer="layout" svg:width="0.2cm" svg:height="0.2cm" svg:x="26.1cm" svg:y="10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9" draw:layer="layout" svg:width="0.2cm" svg:height="0.2cm" svg:x="26.5cm" svg:y="10.30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9" draw:layer="layout" svg:width="0.2cm" svg:height="0.2cm" svg:x="23.301cm" svg:y="10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9" draw:layer="layout" svg:width="0.2cm" svg:height="0.2cm" svg:x="24.102cm" svg:y="10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9" draw:layer="layout" svg:width="0.2cm" svg:height="0.2cm" svg:x="25.703cm" svg:y="10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9" draw:layer="layout" svg:width="0.2cm" svg:height="0.2cm" svg:x="23.7cm" svg:y="10.7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9" draw:layer="layout" svg:width="0.2cm" svg:height="0.2cm" svg:x="24.5cm" svg:y="10.7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9" draw:layer="layout" svg:width="0.2cm" svg:height="0.2cm" svg:x="26.1cm" svg:y="10.7cm">
          <text:p/>
          <draw:enhanced-geometry svg:viewBox="0 0 21600 21600" draw:type="rectangle" draw:enhanced-path="M 0 0 L 21600 0 21600 21600 0 21600 0 0 Z N"/>
        </draw:custom-shape>
        <draw:line draw:style-name="gr94" draw:text-style-name="P10" draw:layer="layout" svg:x1="22.7cm" svg:y1="10.4cm" svg:x2="22.9cm" svg:y2="10.4cm">
          <text:p/>
        </draw:line>
        <draw:line draw:style-name="gr94" draw:text-style-name="P10" draw:layer="layout" svg:x1="23.1cm" svg:y1="10.4cm" svg:x2="23.3cm" svg:y2="10.4cm">
          <text:p/>
        </draw:line>
        <draw:line draw:style-name="gr94" draw:text-style-name="P10" draw:layer="layout" svg:x1="23.5cm" svg:y1="10.4cm" svg:x2="23.7cm" svg:y2="10.4cm">
          <text:p/>
        </draw:line>
        <draw:line draw:style-name="gr94" draw:text-style-name="P10" draw:layer="layout" svg:x1="23.9cm" svg:y1="10.4cm" svg:x2="24.1cm" svg:y2="10.4cm">
          <text:p/>
        </draw:line>
        <draw:line draw:style-name="gr94" draw:text-style-name="P10" draw:layer="layout" svg:x1="24.3cm" svg:y1="10.4cm" svg:x2="24.5cm" svg:y2="10.4cm">
          <text:p/>
        </draw:line>
        <draw:line draw:style-name="gr94" draw:text-style-name="P10" draw:layer="layout" svg:x1="25.1cm" svg:y1="10.4cm" svg:x2="25.3cm" svg:y2="10.4cm">
          <text:p/>
        </draw:line>
        <draw:line draw:style-name="gr94" draw:text-style-name="P10" draw:layer="layout" svg:x1="25.5cm" svg:y1="10.4cm" svg:x2="25.7cm" svg:y2="10.4cm">
          <text:p/>
        </draw:line>
        <draw:line draw:style-name="gr94" draw:text-style-name="P10" draw:layer="layout" svg:x1="25.9cm" svg:y1="10.4cm" svg:x2="26.1cm" svg:y2="10.4cm">
          <text:p/>
        </draw:line>
        <draw:line draw:style-name="gr94" draw:text-style-name="P10" draw:layer="layout" svg:x1="26.3cm" svg:y1="10.4cm" svg:x2="26.5cm" svg:y2="10.4cm">
          <text:p/>
        </draw:line>
        <draw:line draw:style-name="gr24" draw:text-style-name="P10" draw:layer="layout" svg:x1="24.6cm" svg:y1="10.4cm" svg:x2="25cm" svg:y2="10.4cm">
          <text:p/>
        </draw:line>
        <draw:line draw:style-name="gr94" draw:text-style-name="P10" draw:layer="layout" svg:x1="23.5cm" svg:y1="10.8cm" svg:x2="23.7cm" svg:y2="10.8cm">
          <text:p/>
        </draw:line>
        <draw:line draw:style-name="gr94" draw:text-style-name="P10" draw:layer="layout" svg:x1="24.3cm" svg:y1="10.8cm" svg:x2="24.5cm" svg:y2="10.8cm">
          <text:p/>
        </draw:line>
        <draw:line draw:style-name="gr94" draw:text-style-name="P10" draw:layer="layout" svg:x1="25.9cm" svg:y1="10.8cm" svg:x2="26.1cm" svg:y2="10.8cm">
          <text:p/>
        </draw:line>
        <draw:line draw:style-name="gr94" draw:text-style-name="P10" draw:layer="layout" svg:x1="23.4cm" svg:y1="10.5cm" svg:x2="23.4cm" svg:y2="10.7cm">
          <text:p/>
        </draw:line>
        <draw:line draw:style-name="gr94" draw:text-style-name="P10" draw:layer="layout" svg:x1="24.2cm" svg:y1="10.5cm" svg:x2="24.2cm" svg:y2="10.7cm">
          <text:p/>
        </draw:line>
        <draw:line draw:style-name="gr94" draw:text-style-name="P10" draw:layer="layout" svg:x1="25.8cm" svg:y1="10.5cm" svg:x2="25.8cm" svg:y2="10.7cm">
          <text:p/>
        </draw:line>
        <draw:polygon draw:style-name="gr94" draw:text-style-name="P10" draw:layer="layout" svg:width="3.199cm" svg:height="0.399cm" svg:x="23cm" svg:y="11.1cm" svg:viewBox="0 0 3200 400" draw:points="0,0 3200,0 2400,400 800,400">
          <text:p/>
        </draw:polygon>
        <draw:custom-shape draw:style-name="gr76" draw:text-style-name="P19" draw:layer="layout" svg:width="0.2cm" svg:height="0.2cm" svg:x="23.8cm" svg:y="11.7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9" draw:layer="layout" svg:width="0.2cm" svg:height="0.2cm" svg:x="24.2cm" svg:y="11.7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9" draw:layer="layout" svg:width="0.2cm" svg:height="0.2cm" svg:x="25.2cm" svg:y="11.7cm">
          <text:p/>
          <draw:enhanced-geometry svg:viewBox="0 0 21600 21600" draw:type="rectangle" draw:enhanced-path="M 0 0 L 21600 0 21600 21600 0 21600 0 0 Z N"/>
        </draw:custom-shape>
        <draw:line draw:style-name="gr94" draw:text-style-name="P10" draw:layer="layout" svg:x1="23.4cm" svg:y1="10.9cm" svg:x2="23.4cm" svg:y2="11.1cm">
          <text:p/>
        </draw:line>
        <draw:line draw:style-name="gr94" draw:text-style-name="P10" draw:layer="layout" svg:x1="24.2cm" svg:y1="10.9cm" svg:x2="24.2cm" svg:y2="11.1cm">
          <text:p/>
        </draw:line>
        <draw:line draw:style-name="gr94" draw:text-style-name="P10" draw:layer="layout" svg:x1="25.8cm" svg:y1="10.9cm" svg:x2="25.8cm" svg:y2="11.1cm">
          <text:p/>
        </draw:line>
        <draw:line draw:style-name="gr94" draw:text-style-name="P10" draw:layer="layout" svg:x1="23.9cm" svg:y1="11.5cm" svg:x2="23.9cm" svg:y2="11.7cm">
          <text:p/>
        </draw:line>
        <draw:line draw:style-name="gr94" draw:text-style-name="P10" draw:layer="layout" svg:x1="24.3cm" svg:y1="11.5cm" svg:x2="24.3cm" svg:y2="11.7cm">
          <text:p/>
        </draw:line>
        <draw:line draw:style-name="gr94" draw:text-style-name="P10" draw:layer="layout" svg:x1="25.3cm" svg:y1="11.5cm" svg:x2="25.3cm" svg:y2="11.7cm">
          <text:p/>
        </draw:line>
        <draw:g draw:style-name="gr16">
          <svg:title>TexMaths</svg:title>
          <svg:desc>10§display§\dots§svg§600§TRUE§</svg:desc>
          <draw:g>
            <draw:path draw:style-name="gr17" draw:text-style-name="P9" draw:layer="layout" svg:width="0.036cm" svg:height="0.036cm" svg:x="24.98cm" svg:y="10.759cm" svg:viewBox="0 0 37 37" svg:d="M37 19c0-11-8-19-18-19s-19 9-19 19c0 11 9 18 19 18s18-8 18-18z">
              <text:p/>
            </draw:path>
            <draw:path draw:style-name="gr17" draw:text-style-name="P9" draw:layer="layout" svg:width="0.036cm" svg:height="0.036cm" svg:x="25.136cm" svg:y="10.759cm" svg:viewBox="0 0 37 37" svg:d="M37 19c0-11-7-19-18-19-10 0-19 9-19 19 0 11 9 18 19 18 11 0 18-8 18-18z">
              <text:p/>
            </draw:path>
            <draw:path draw:style-name="gr17" draw:text-style-name="P9" draw:layer="layout" svg:width="0.036cm" svg:height="0.036cm" svg:x="25.292cm" svg:y="10.759cm" svg:viewBox="0 0 37 37" svg:d="M37 19c0-11-9-19-19-19s-18 9-18 19c0 11 8 18 18 18s19-8 19-18z">
              <text:p/>
            </draw:path>
          </draw:g>
        </draw:g>
        <draw:g draw:style-name="gr16">
          <svg:title>TexMaths</svg:title>
          <svg:desc>10§display§\dots§svg§600§TRUE§</svg:desc>
          <draw:g>
            <draw:path draw:style-name="gr17" draw:text-style-name="P9" draw:layer="layout" svg:width="0.036cm" svg:height="0.036cm" svg:x="24.581cm" svg:y="11.76cm" svg:viewBox="0 0 37 37" svg:d="M37 19c0-11-8-19-18-19s-19 9-19 19c0 11 9 18 19 18s18-8 18-18z">
              <text:p/>
            </draw:path>
            <draw:path draw:style-name="gr17" draw:text-style-name="P9" draw:layer="layout" svg:width="0.036cm" svg:height="0.036cm" svg:x="24.737cm" svg:y="11.76cm" svg:viewBox="0 0 37 37" svg:d="M37 19c0-11-7-19-18-19-10 0-19 9-19 19 0 11 9 18 19 18 11 0 18-8 18-18z">
              <text:p/>
            </draw:path>
            <draw:path draw:style-name="gr17" draw:text-style-name="P9" draw:layer="layout" svg:width="0.036cm" svg:height="0.036cm" svg:x="24.893cm" svg:y="11.76cm" svg:viewBox="0 0 37 37" svg:d="M37 19c0-11-9-19-19-19s-18 9-18 19c0 11 8 18 18 18s19-8 19-18z">
              <text:p/>
            </draw:path>
          </draw:g>
        </draw:g>
        <draw:frame draw:style-name="gr102" draw:text-style-name="P23" draw:layer="layout" svg:width="1.683cm" svg:height="0.564cm" svg:x="26.32cm" svg:y="10.732cm">
          <draw:text-box>
            <text:p text:style-name="P22"><text:span text:style-name="T8">v-node</text:span></text:p>
          </draw:text-box>
        </draw:frame>
        <draw:frame draw:style-name="gr103" draw:text-style-name="P23" draw:layer="layout" svg:width="1.687cm" svg:height="0.564cm" svg:x="26.321cm" svg:y="11.432cm">
          <draw:text-box>
            <text:p text:style-name="P22"><text:span text:style-name="T8">c-node</text:span></text:p>
          </draw:text-box>
        </draw:frame>
        <draw:custom-shape draw:style-name="gr104" draw:text-style-name="P10" draw:layer="layout" svg:width="6.4cm" svg:height="5.9cm" svg:x="21.8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5" draw:text-style-name="P1" draw:layer="layout" svg:width="3.38cm" svg:height="1.127cm" svg:x="24.42cm" svg:y="3.932cm">
          <draw:text-box>
            <text:p><text:span text:style-name="T1">・国際会議</text:span></text:p>
            <text:p><text:span text:style-name="T1">・ジャーナル</text:span></text:p>
          </draw:text-box>
        </draw:frame>
        <draw:frame draw:style-name="gr106" draw:text-style-name="P1" draw:layer="layout" svg:width="3.943cm" svg:height="2.253cm" svg:x="17.42cm" svg:y="3.933cm">
          <draw:text-box>
            <text:p><text:span text:style-name="T1">・復号語誤り率</text:span></text:p>
            <text:p><text:span text:style-name="T1">・エラーフロア</text:span></text:p>
            <text:p><text:span text:style-name="T1">・符号化率</text:span></text:p>
            <text:p><text:span text:style-name="T1">・計算量</text:span></text:p>
          </draw:text-box>
        </draw:frame>
        <draw:custom-shape draw:style-name="gr107" draw:text-style-name="P10" draw:layer="layout" svg:width="4.4cm" svg:height="4cm" svg:x="17.2cm" svg:y="3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10" draw:layer="layout" svg:width="4.2cm" svg:height="2.4cm" svg:x="24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6" draw:text-style-name="P1" draw:layer="layout" svg:width="3.749cm" svg:height="1.69cm" svg:x="14.606cm" svg:y="16.803cm">
          <draw:text-box>
            <text:p><text:span text:style-name="T1">DNA-Aeon</text:span></text:p>
            <text:p><text:span text:style-name="T1">Hedges</text:span></text:p>
            <text:p><text:span text:style-name="T1">DNA fountain</text:span></text:p>
          </draw:text-box>
        </draw:frame>
        <draw:frame draw:style-name="gr109" draw:text-style-name="P18" draw:layer="layout" svg:width="1.907cm" svg:height="0.636cm" svg:x="19.107cm" svg:y="14.003cm">
          <draw:text-box>
            <text:p text:style-name="P17"><text:span text:style-name="T8">最適化</text:span></text:p>
          </draw:text-box>
        </draw:frame>
        <draw:frame draw:style-name="gr110" draw:text-style-name="P1" draw:layer="layout" svg:width="4.079cm" svg:height="2.253cm" svg:x="19.119cm" svg:y="14.902cm">
          <draw:text-box>
            <text:p><text:span text:style-name="T1">・ルックアップ</text:span></text:p>
            <text:p><text:span text:style-name="T1">　　　 テーブル</text:span></text:p>
            <text:p><text:span text:style-name="T1">・近似計算</text:span></text:p>
            <text:p><text:span text:style-name="T1">・並列化／</text:span><text:span text:style-name="T1">GPU</text:span></text:p>
          </draw:text-box>
        </draw:frame>
        <draw:custom-shape draw:style-name="gr111" draw:text-style-name="P10" draw:layer="layout" svg:width="7.2cm" svg:height="5cm" svg:x="11.4cm" svg:y="13.8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10" draw:layer="layout" svg:width="4.4cm" svg:height="3.6cm" svg:x="19cm" svg:y="13.8cm">
          <text:p/>
          <draw:enhanced-geometry svg:viewBox="0 0 21600 21600" draw:type="rectangle" draw:enhanced-path="M 0 0 L 21600 0 21600 21600 0 21600 0 0 Z N"/>
        </draw:custom-shape>
        <draw:frame draw:style-name="gr113" draw:text-style-name="P1" draw:layer="layout" svg:width="3.943cm" svg:height="2.253cm" svg:x="24.02cm" svg:y="14.903cm">
          <draw:text-box>
            <text:p><text:span text:style-name="T1">・ファイル</text:span></text:p>
            <text:p><text:span text:style-name="T1">　アクセス方式</text:span></text:p>
            <text:p><text:span text:style-name="T1">・データ構造／</text:span></text:p>
            <text:p><text:span text:style-name="T1">　ヘッダ情報</text:span></text:p>
          </draw:text-box>
        </draw:frame>
        <draw:custom-shape draw:style-name="gr112" draw:text-style-name="P10" draw:layer="layout" svg:width="4.4cm" svg:height="3.6cm" svg:x="23.8cm" svg:y="13.8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10" draw:layer="layout" svg:width="4.8cm" svg:height="1cm" svg:x="23.4cm" svg:y="17.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丸ゴ ProN" svg:font-family="'ヒラギノ丸ゴ ProN'" style:font-family-generic="swiss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  <style:font-face style:name="ヒラギノ角ゴシック1" svg:font-family="ヒラギノ角ゴシック" style:font-family-generic="swiss" style:font-pitch="variable"/>
    <style:font-face style:name="游ゴシック体" svg:font-family="游ゴシック体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7 20 13" svg:d="M0 20l10-13 10 13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2T07:08:03.530701414</meta:creation-date>
    <dc:date>2023-06-05T10:18:53.393181203</dc:date>
    <meta:editing-duration>PT5H25M49S</meta:editing-duration>
    <meta:editing-cycles>91</meta:editing-cycles>
    <meta:generator>LibreOffice/7.5.3.2$MacOSX_X86_64 LibreOffice_project/9f56dff12ba03b9acd7730a5a481eea045e468f3</meta:generator>
    <meta:document-statistic meta:object-count="351"/>
  </office:meta>
</office:document-meta>
</file>